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91216" calcext:value-type="float">
            <text:p>0.91216</text:p>
          </table:table-cell>
          <table:table-cell table:style-name="ce1" office:value-type="float" office:value="96.077" calcext:value-type="float">
            <text:p>96.077</text:p>
          </table:table-cell>
          <table:table-cell table:style-name="ce1" office:value-type="float" office:value="87.21" calcext:value-type="float">
            <text:p>87.21</text:p>
          </table:table-cell>
          <table:table-cell table:style-name="ce1" office:value-type="float" office:value="87.275" calcext:value-type="float">
            <text:p>87.275</text:p>
          </table:table-cell>
          <table:table-cell table:style-name="ce1" office:value-type="float" office:value="6.435" calcext:value-type="float">
            <text:p>6.435</text:p>
          </table:table-cell>
          <table:table-cell table:style-name="ce1" office:value-type="float" office:value="18.762" calcext:value-type="float">
            <text:p>18.762</text:p>
          </table:table-cell>
          <table:table-cell table:style-name="ce1" office:value-type="float" office:value="1.121" calcext:value-type="float">
            <text:p>1.121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436" calcext:value-type="percentage">
            <text:p>84.36%</text:p>
          </table:table-cell>
          <table:table-cell table:style-name="ce12" office:value-type="percentage" office:value="0.2453" calcext:value-type="percentage">
            <text:p>24.53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879168" calcext:value-type="float">
            <text:p>0.879168</text:p>
          </table:table-cell>
          <table:table-cell table:style-name="ce1" office:value-type="float" office:value="102.07" calcext:value-type="float">
            <text:p>102.07</text:p>
          </table:table-cell>
          <table:table-cell table:style-name="ce1" office:value-type="float" office:value="88.911" calcext:value-type="float">
            <text:p>88.911</text:p>
          </table:table-cell>
          <table:table-cell table:style-name="ce1" office:value-type="float" office:value="73.544" calcext:value-type="float">
            <text:p>73.544</text:p>
          </table:table-cell>
          <table:table-cell table:style-name="ce1" office:value-type="float" office:value="6.883" calcext:value-type="float">
            <text:p>6.883</text:p>
          </table:table-cell>
          <table:table-cell table:style-name="ce1" office:value-type="float" office:value="20.14" calcext:value-type="float">
            <text:p>20.14</text:p>
          </table:table-cell>
          <table:table-cell table:style-name="ce1" office:value-type="float" office:value="4.162" calcext:value-type="float">
            <text:p>4.162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" calcext:value-type="percentage">
            <text:p>87.00%</text:p>
          </table:table-cell>
          <table:table-cell table:style-name="ce6" office:value-type="percentage" office:value="0.9365" calcext:value-type="percentage">
            <text:p>93.65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86256" calcext:value-type="float">
            <text:p>0.86256</text:p>
          </table:table-cell>
          <table:table-cell table:style-name="ce1" office:value-type="float" office:value="90.536" calcext:value-type="float">
            <text:p>90.536</text:p>
          </table:table-cell>
          <table:table-cell table:style-name="ce1" office:value-type="float" office:value="91.72" calcext:value-type="float">
            <text:p>91.72</text:p>
          </table:table-cell>
          <table:table-cell table:style-name="ce1" office:value-type="float" office:value="77.283" calcext:value-type="float">
            <text:p>77.283</text:p>
          </table:table-cell>
          <table:table-cell table:style-name="ce1" office:value-type="float" office:value="7.427" calcext:value-type="float">
            <text:p>7.427</text:p>
          </table:table-cell>
          <table:table-cell table:style-name="ce1" office:value-type="float" office:value="19.335" calcext:value-type="float">
            <text:p>19.335</text:p>
          </table:table-cell>
          <table:table-cell table:style-name="ce1" office:value-type="float" office:value="1.377" calcext:value-type="float">
            <text:p>1.377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88" calcext:value-type="percentage">
            <text:p>85.88%</text:p>
          </table:table-cell>
          <table:table-cell table:style-name="ce12" office:value-type="percentage" office:value="0.7185" calcext:value-type="percentage">
            <text:p>71.85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298656" calcext:value-type="float">
            <text:p>1.298656</text:p>
          </table:table-cell>
          <table:table-cell table:style-name="ce1" office:value-type="float" office:value="94.904" calcext:value-type="float">
            <text:p>94.904</text:p>
          </table:table-cell>
          <table:table-cell table:style-name="ce1" office:value-type="float" office:value="81.206" calcext:value-type="float">
            <text:p>81.206</text:p>
          </table:table-cell>
          <table:table-cell table:style-name="ce1" office:value-type="float" office:value="89.59" calcext:value-type="float">
            <text:p>89.59</text:p>
          </table:table-cell>
          <table:table-cell table:style-name="ce1" office:value-type="float" office:value="3.968" calcext:value-type="float">
            <text:p>3.968</text:p>
          </table:table-cell>
          <table:table-cell table:style-name="ce1" office:value-type="float" office:value="12.548" calcext:value-type="float">
            <text:p>12.548</text:p>
          </table:table-cell>
          <table:table-cell table:style-name="ce1" office:value-type="float" office:value="4.033" calcext:value-type="float">
            <text:p>4.033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91424" calcext:value-type="float">
            <text:p>0.91424</text:p>
          </table:table-cell>
          <table:table-cell table:style-name="ce1" office:value-type="float" office:value="91.022" calcext:value-type="float">
            <text:p>91.022</text:p>
          </table:table-cell>
          <table:table-cell table:style-name="ce1" office:value-type="float" office:value="92.017" calcext:value-type="float">
            <text:p>92.017</text:p>
          </table:table-cell>
          <table:table-cell table:style-name="ce1" office:value-type="float" office:value="77.449" calcext:value-type="float">
            <text:p>77.449</text:p>
          </table:table-cell>
          <table:table-cell table:style-name="ce1" office:value-type="float" office:value="7.044" calcext:value-type="float">
            <text:p>7.044</text:p>
          </table:table-cell>
          <table:table-cell table:style-name="ce1" office:value-type="float" office:value="19.277" calcext:value-type="float">
            <text:p>19.277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85168" calcext:value-type="float">
            <text:p>0.85168</text:p>
          </table:table-cell>
          <table:table-cell table:style-name="ce1" office:value-type="float" office:value="90.277" calcext:value-type="float">
            <text:p>90.277</text:p>
          </table:table-cell>
          <table:table-cell table:style-name="ce1" office:value-type="float" office:value="91.11" calcext:value-type="float">
            <text:p>91.11</text:p>
          </table:table-cell>
          <table:table-cell table:style-name="ce1" office:value-type="float" office:value="76.992" calcext:value-type="float">
            <text:p>76.992</text:p>
          </table:table-cell>
          <table:table-cell table:style-name="ce1" office:value-type="float" office:value="7.107" calcext:value-type="float">
            <text:p>7.107</text:p>
          </table:table-cell>
          <table:table-cell table:style-name="ce1" office:value-type="float" office:value="19.179" calcext:value-type="float">
            <text:p>19.179</text:p>
          </table:table-cell>
          <table:table-cell table:style-name="ce1" office:value-type="float" office:value="4.194" calcext:value-type="float">
            <text:p>4.194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1504" calcext:value-type="float">
            <text:p>0.91504</text:p>
          </table:table-cell>
          <table:table-cell table:style-name="ce2" office:value-type="float" office:value="90.635" calcext:value-type="float">
            <text:p>90.635</text:p>
          </table:table-cell>
          <table:table-cell table:style-name="ce2" office:value-type="float" office:value="91.245" calcext:value-type="float">
            <text:p>91.245</text:p>
          </table:table-cell>
          <table:table-cell table:style-name="ce1" office:value-type="float" office:value="77.67" calcext:value-type="float">
            <text:p>77.67</text:p>
          </table:table-cell>
          <table:table-cell table:style-name="ce1" office:value-type="float" office:value="2.722" calcext:value-type="float">
            <text:p>2.722</text:p>
          </table:table-cell>
          <table:table-cell table:style-name="ce1" office:value-type="float" office:value="19.017" calcext:value-type="float">
            <text:p>19.017</text:p>
          </table:table-cell>
          <table:table-cell table:style-name="ce1" office:value-type="float" office:value="4.322" calcext:value-type="float">
            <text:p>4.322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00736" calcext:value-type="float">
            <text:p>1.00736</text:p>
          </table:table-cell>
          <table:table-cell table:style-name="ce1" office:value-type="float" office:value="90.217" calcext:value-type="float">
            <text:p>90.217</text:p>
          </table:table-cell>
          <table:table-cell table:style-name="ce1" office:value-type="float" office:value="90.856" calcext:value-type="float">
            <text:p>90.856</text:p>
          </table:table-cell>
          <table:table-cell table:style-name="ce1" office:value-type="float" office:value="77.506" calcext:value-type="float">
            <text:p>77.506</text:p>
          </table:table-cell>
          <table:table-cell table:style-name="ce1" office:value-type="float" office:value="6.659" calcext:value-type="float">
            <text:p>6.659</text:p>
          </table:table-cell>
          <table:table-cell table:style-name="ce1" office:value-type="float" office:value="19.397" calcext:value-type="float">
            <text:p>19.397</text:p>
          </table:table-cell>
          <table:table-cell table:style-name="ce1" office:value-type="float" office:value="4.162" calcext:value-type="float">
            <text:p>4.162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36704" calcext:value-type="float">
            <text:p>0.936704</text:p>
          </table:table-cell>
          <table:table-cell table:style-name="ce2" office:value-type="float" office:value="91.271" calcext:value-type="float">
            <text:p>91.271</text:p>
          </table:table-cell>
          <table:table-cell table:style-name="ce2" office:value-type="float" office:value="91.943" calcext:value-type="float">
            <text:p>91.943</text:p>
          </table:table-cell>
          <table:table-cell table:style-name="ce2" office:value-type="float" office:value="77.472" calcext:value-type="float">
            <text:p>77.472</text:p>
          </table:table-cell>
          <table:table-cell table:style-name="ce2" office:value-type="float" office:value="6.627" calcext:value-type="float">
            <text:p>6.627</text:p>
          </table:table-cell>
          <table:table-cell table:style-name="ce2" office:value-type="float" office:value="19.401" calcext:value-type="float">
            <text:p>19.401</text:p>
          </table:table-cell>
          <table:table-cell table:style-name="ce1" office:value-type="float" office:value="4.098" calcext:value-type="float">
            <text:p>4.098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0304" calcext:value-type="float">
            <text:p>0.90304</text:p>
          </table:table-cell>
          <table:table-cell table:style-name="ce2" office:value-type="float" office:value="90.767" calcext:value-type="float">
            <text:p>90.767</text:p>
          </table:table-cell>
          <table:table-cell table:style-name="ce2" office:value-type="float" office:value="91.12" calcext:value-type="float">
            <text:p>91.12</text:p>
          </table:table-cell>
          <table:table-cell table:style-name="ce2" office:value-type="float" office:value="78.058" calcext:value-type="float">
            <text:p>78.058</text:p>
          </table:table-cell>
          <table:table-cell table:style-name="ce2" office:value-type="float" office:value="7.203" calcext:value-type="float">
            <text:p>7.203</text:p>
          </table:table-cell>
          <table:table-cell table:style-name="ce2" office:value-type="float" office:value="19.209" calcext:value-type="float">
            <text:p>19.209</text:p>
          </table:table-cell>
          <table:table-cell table:style-name="ce1" office:value-type="float" office:value="1.281" calcext:value-type="float">
            <text:p>1.281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027808" calcext:value-type="float">
            <text:p>1.027808</text:p>
          </table:table-cell>
          <table:table-cell table:style-name="ce2" office:value-type="float" office:value="78.052" calcext:value-type="float">
            <text:p>78.052</text:p>
          </table:table-cell>
          <table:table-cell table:style-name="ce2" office:value-type="float" office:value="69.792" calcext:value-type="float">
            <text:p>69.792</text:p>
          </table:table-cell>
          <table:table-cell table:style-name="ce2" office:value-type="float" office:value="66.109" calcext:value-type="float">
            <text:p>66.109</text:p>
          </table:table-cell>
          <table:table-cell table:style-name="ce2" office:value-type="float" office:value="7.587" calcext:value-type="float">
            <text:p>7.587</text:p>
          </table:table-cell>
          <table:table-cell table:style-name="ce2" office:value-type="float" office:value="14.982" calcext:value-type="float">
            <text:p>14.982</text:p>
          </table:table-cell>
          <table:table-cell table:style-name="ce2" office:value-type="float" office:value="1.377" calcext:value-type="float">
            <text:p>1.377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1024" calcext:value-type="float">
            <text:p>0.91024</text:p>
          </table:table-cell>
          <table:table-cell table:style-name="ce2" office:value-type="float" office:value="90.286" calcext:value-type="float">
            <text:p>90.286</text:p>
          </table:table-cell>
          <table:table-cell table:style-name="ce2" office:value-type="float" office:value="91.022" calcext:value-type="float">
            <text:p>91.022</text:p>
          </table:table-cell>
          <table:table-cell table:style-name="ce2" office:value-type="float" office:value="77.703" calcext:value-type="float">
            <text:p>77.703</text:p>
          </table:table-cell>
          <table:table-cell table:style-name="ce2" office:value-type="float" office:value="6.821" calcext:value-type="float">
            <text:p>6.821</text:p>
          </table:table-cell>
          <table:table-cell table:style-name="ce2" office:value-type="float" office:value="19.115" calcext:value-type="float">
            <text:p>19.115</text:p>
          </table:table-cell>
          <table:table-cell table:style-name="ce2" office:value-type="float" office:value="1.281" calcext:value-type="float">
            <text:p>1.281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0208" calcext:value-type="float">
            <text:p>0.90208</text:p>
          </table:table-cell>
          <table:table-cell table:style-name="ce2" office:value-type="float" office:value="86.832" calcext:value-type="float">
            <text:p>86.832</text:p>
          </table:table-cell>
          <table:table-cell table:style-name="ce2" office:value-type="float" office:value="78.438" calcext:value-type="float">
            <text:p>78.438</text:p>
          </table:table-cell>
          <table:table-cell table:style-name="ce2" office:value-type="float" office:value="72.39" calcext:value-type="float">
            <text:p>72.39</text:p>
          </table:table-cell>
          <table:table-cell table:style-name="ce2" office:value-type="float" office:value="2.849" calcext:value-type="float">
            <text:p>2.849</text:p>
          </table:table-cell>
          <table:table-cell table:style-name="ce2" office:value-type="float" office:value="12.966" calcext:value-type="float">
            <text:p>12.966</text:p>
          </table:table-cell>
          <table:table-cell table:style-name="ce2" office:value-type="float" office:value="1.248" calcext:value-type="float">
            <text:p>1.248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88368" calcext:value-type="float">
            <text:p>0.88368</text:p>
          </table:table-cell>
          <table:table-cell table:style-name="ce2" office:value-type="float" office:value="90.568" calcext:value-type="float">
            <text:p>90.568</text:p>
          </table:table-cell>
          <table:table-cell table:style-name="ce2" office:value-type="float" office:value="91.369" calcext:value-type="float">
            <text:p>91.369</text:p>
          </table:table-cell>
          <table:table-cell table:style-name="ce2" office:value-type="float" office:value="78.401" calcext:value-type="float">
            <text:p>78.401</text:p>
          </table:table-cell>
          <table:table-cell table:style-name="ce2" office:value-type="float" office:value="6.916" calcext:value-type="float">
            <text:p>6.916</text:p>
          </table:table-cell>
          <table:table-cell table:style-name="ce2" office:value-type="float" office:value="18.825" calcext:value-type="float">
            <text:p>18.825</text:p>
          </table:table-cell>
          <table:table-cell table:style-name="ce2" office:value-type="float" office:value="1.249" calcext:value-type="float">
            <text:p>1.249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2048" calcext:value-type="float">
            <text:p>0.92048</text:p>
          </table:table-cell>
          <table:table-cell table:style-name="ce2" office:value-type="float" office:value="65.825" calcext:value-type="float">
            <text:p>65.825</text:p>
          </table:table-cell>
          <table:table-cell table:style-name="ce2" office:value-type="float" office:value="46.965" calcext:value-type="float">
            <text:p>46.965</text:p>
          </table:table-cell>
          <table:table-cell table:style-name="ce2" office:value-type="float" office:value="48.375" calcext:value-type="float">
            <text:p>48.375</text:p>
          </table:table-cell>
          <table:table-cell table:style-name="ce2" office:value-type="float" office:value="7.491" calcext:value-type="float">
            <text:p>7.491</text:p>
          </table:table-cell>
          <table:table-cell table:style-name="ce2" office:value-type="float" office:value="13.542" calcext:value-type="float">
            <text:p>13.542</text:p>
          </table:table-cell>
          <table:table-cell table:style-name="ce2" office:value-type="float" office:value="1.249" calcext:value-type="float">
            <text:p>1.249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888832" calcext:value-type="float">
            <text:p>0.888832</text:p>
          </table:table-cell>
          <table:table-cell table:style-name="ce1" office:value-type="float" office:value="91.212" calcext:value-type="float">
            <text:p>91.212</text:p>
          </table:table-cell>
          <table:table-cell table:style-name="ce1" office:value-type="float" office:value="91.754" calcext:value-type="float">
            <text:p>91.754</text:p>
          </table:table-cell>
          <table:table-cell table:style-name="ce1" office:value-type="float" office:value="77.573" calcext:value-type="float">
            <text:p>77.573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19.306" calcext:value-type="float">
            <text:p>19.306</text:p>
          </table:table-cell>
          <table:table-cell table:style-name="ce2" office:value-type="float" office:value="1.216" calcext:value-type="float">
            <text:p>1.216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879712" calcext:value-type="float">
            <text:p>0.879712</text:p>
          </table:table-cell>
          <table:table-cell table:style-name="ce1" office:value-type="float" office:value="89.735" calcext:value-type="float">
            <text:p>89.735</text:p>
          </table:table-cell>
          <table:table-cell table:style-name="ce1" office:value-type="float" office:value="92.585" calcext:value-type="float">
            <text:p>92.585</text:p>
          </table:table-cell>
          <table:table-cell table:style-name="ce1" office:value-type="float" office:value="77.665" calcext:value-type="float">
            <text:p>77.665</text:p>
          </table:table-cell>
          <table:table-cell table:style-name="ce1" office:value-type="float" office:value="6.723" calcext:value-type="float">
            <text:p>6.723</text:p>
          </table:table-cell>
          <table:table-cell table:style-name="ce1" office:value-type="float" office:value="18.758" calcext:value-type="float">
            <text:p>18.758</text:p>
          </table:table-cell>
          <table:table-cell table:style-name="ce2" office:value-type="float" office:value="4.162" calcext:value-type="float">
            <text:p>4.16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98192" calcext:value-type="float">
            <text:p>0.98192</text:p>
          </table:table-cell>
          <table:table-cell table:style-name="ce1" office:value-type="float" office:value="90.922" calcext:value-type="float">
            <text:p>90.922</text:p>
          </table:table-cell>
          <table:table-cell table:style-name="ce1" office:value-type="float" office:value="91.563" calcext:value-type="float">
            <text:p>91.563</text:p>
          </table:table-cell>
          <table:table-cell table:style-name="ce1" office:value-type="float" office:value="78.053" calcext:value-type="float">
            <text:p>78.053</text:p>
          </table:table-cell>
          <table:table-cell table:style-name="ce1" office:value-type="float" office:value="6.626" calcext:value-type="float">
            <text:p>6.626</text:p>
          </table:table-cell>
          <table:table-cell table:style-name="ce1" office:value-type="float" office:value="19.175" calcext:value-type="float">
            <text:p>19.175</text:p>
          </table:table-cell>
          <table:table-cell table:style-name="ce1" office:value-type="float" office:value="1.12" calcext:value-type="float">
            <text:p>1.12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921472" calcext:value-type="float">
            <text:p>0.921472</text:p>
          </table:table-cell>
          <table:table-cell table:style-name="ce1" office:value-type="float" office:value="90.54" calcext:value-type="float">
            <text:p>90.54</text:p>
          </table:table-cell>
          <table:table-cell table:style-name="ce1" office:value-type="float" office:value="90.896" calcext:value-type="float">
            <text:p>90.896</text:p>
          </table:table-cell>
          <table:table-cell table:style-name="ce1" office:value-type="float" office:value="77.577" calcext:value-type="float">
            <text:p>77.577</text:p>
          </table:table-cell>
          <table:table-cell table:style-name="ce1" office:value-type="float" office:value="6.597" calcext:value-type="float">
            <text:p>6.597</text:p>
          </table:table-cell>
          <table:table-cell table:style-name="ce1" office:value-type="float" office:value="18.794" calcext:value-type="float">
            <text:p>18.794</text:p>
          </table:table-cell>
          <table:table-cell office:value-type="float" office:value="1.249" calcext:value-type="float">
            <text:p>1.249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93872" calcext:value-type="float">
            <text:p>0.93872</text:p>
          </table:table-cell>
          <table:table-cell table:style-name="ce1" office:value-type="float" office:value="59.422" calcext:value-type="float">
            <text:p>59.422</text:p>
          </table:table-cell>
          <table:table-cell table:style-name="ce1" office:value-type="float" office:value="45.238" calcext:value-type="float">
            <text:p>45.238</text:p>
          </table:table-cell>
          <table:table-cell table:style-name="ce1" office:value-type="float" office:value="45.462" calcext:value-type="float">
            <text:p>45.462</text:p>
          </table:table-cell>
          <table:table-cell table:style-name="ce1" office:value-type="float" office:value="2.817" calcext:value-type="float">
            <text:p>2.817</text:p>
          </table:table-cell>
          <table:table-cell table:style-name="ce1" office:value-type="float" office:value="19.692" calcext:value-type="float">
            <text:p>19.692</text:p>
          </table:table-cell>
          <table:table-cell office:value-type="float" office:value="1.152" calcext:value-type="float">
            <text:p>1.152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9367776" calcext:value-type="float">
            <text:p>0.9367776</text:p>
          </table:table-cell>
          <table:table-cell table:style-name="ce3" table:formula="of:=AVERAGE([.C5:.C24])/1000" office:value-type="float" office:value="0.0880585" calcext:value-type="float">
            <text:p>0.0880585</text:p>
          </table:table-cell>
          <table:table-cell table:style-name="ce3" table:formula="of:=AVERAGE([.D5:.D24])/1000" office:value-type="float" office:value="0.084348" calcext:value-type="float">
            <text:p>0.084348</text:p>
          </table:table-cell>
          <table:table-cell table:style-name="ce3" table:formula="of:=AVERAGE([.E5:.E24])/1000" office:value-type="float" office:value="0.07460735" calcext:value-type="float">
            <text:p>0.07460735</text:p>
          </table:table-cell>
          <table:table-cell table:style-name="ce3" table:formula="of:=AVERAGE([.F5:.F24])/1000" office:value-type="float" office:value="0.0059516" calcext:value-type="float">
            <text:p>0.0059516</text:p>
          </table:table-cell>
          <table:table-cell table:style-name="ce3" table:formula="of:=AVERAGE([.G5:.G24])/1000" office:value-type="float" office:value="0.018071" calcext:value-type="float">
            <text:p>0.018071</text:p>
          </table:table-cell>
          <table:table-cell table:style-name="ce3" table:formula="of:=AVERAGE([.H5:.H24])/1000000" office:value-type="float" office:value="0.00000227465" calcext:value-type="float">
            <text:p>2.27465E-06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962021165531469" calcext:value-type="float">
            <text:p>0.0962021166</text:p>
          </table:table-cell>
          <table:table-cell table:style-name="ce3" table:formula="of:=STDEV([.C5:.C24])/1000" office:value-type="float" office:value="0.00976206153540596" calcext:value-type="float">
            <text:p>0.0097620615</text:p>
          </table:table-cell>
          <table:table-cell table:style-name="ce3" table:formula="of:=STDEV([.D5:.D24])/1000" office:value-type="float" office:value="0.0142839396821082" calcext:value-type="float">
            <text:p>0.0142839397</text:p>
          </table:table-cell>
          <table:table-cell table:style-name="ce3" table:formula="of:=STDEV([.E5:.E24])/1000" office:value-type="float" office:value="0.0105691516627898" calcext:value-type="float">
            <text:p>0.0105691517</text:p>
          </table:table-cell>
          <table:table-cell table:style-name="ce3" table:formula="of:=STDEV([.F5:.F24])/1000" office:value-type="float" office:value="0.0018071445169834" calcext:value-type="float">
            <text:p>0.0018071445</text:p>
          </table:table-cell>
          <table:table-cell table:style-name="ce3" table:formula="of:=STDEV([.G5:.G24])/1000" office:value-type="float" office:value="0.00239954296086831" calcext:value-type="float">
            <text:p>0.002399543</text:p>
          </table:table-cell>
          <table:table-cell table:style-name="ce3" table:formula="of:=STDEV([.H5:.H24])/1000000" office:value-type="float" office:value="0.00000142378628921914" calcext:value-type="float">
            <text:p>1.42378628921914E-0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0.2694723436114" calcext:value-type="float">
            <text:p>10.2694723436</text:p>
          </table:table-cell>
          <table:table-cell table:style-name="ce3" table:formula="of:=([.C27]/[.C26])*100" office:value-type="float" office:value="11.0858821526667" calcext:value-type="float">
            <text:p>11.0858821527</text:p>
          </table:table-cell>
          <table:table-cell table:style-name="ce3" table:formula="of:=([.D27]/[.D26])*100" office:value-type="float" office:value="16.9345327477927" calcext:value-type="float">
            <text:p>16.9345327478</text:p>
          </table:table-cell>
          <table:table-cell table:style-name="ce3" table:formula="of:=([.E27]/[.E26])*100" office:value-type="float" office:value="14.1663678750013" calcext:value-type="float">
            <text:p>14.166367875</text:p>
          </table:table-cell>
          <table:table-cell table:style-name="ce3" table:formula="of:=([.F27]/[.F26])*100" office:value-type="float" office:value="30.3640116436487" calcext:value-type="float">
            <text:p>30.3640116436</text:p>
          </table:table-cell>
          <table:table-cell table:style-name="ce3" table:formula="of:=([.G27]/[.G26])*100" office:value-type="float" office:value="13.2784182439727" calcext:value-type="float">
            <text:p>13.278418244</text:p>
          </table:table-cell>
          <table:table-cell table:style-name="ce3" table:formula="of:=([.H27]/[.H26])*100" office:value-type="float" office:value="62.5936425040839" calcext:value-type="float">
            <text:p>62.5936425041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819.831729537512" calcext:value-type="float">
            <text:p>819.8317295375</text:p>
          </table:table-cell>
          <table:table-cell table:style-name="ce4" table:formula="of:=((2*384)/([.C26]*10^(-3)))/1000" office:value-type="float" office:value="8721.4749285986" calcext:value-type="float">
            <text:p>8721.4749285986</text:p>
          </table:table-cell>
          <table:table-cell table:style-name="ce4" table:formula="of:=((2*384)/([.D26]*10^(-3)))/1000" office:value-type="float" office:value="9105.13586569925" calcext:value-type="float">
            <text:p>9105.1358656993</text:p>
          </table:table-cell>
          <table:table-cell table:style-name="ce4" table:formula="of:=((2*384)/([.E26]*10^(-3)))/1000" office:value-type="float" office:value="10293.8919556853" calcext:value-type="float">
            <text:p>10293.8919556853</text:p>
          </table:table-cell>
          <table:table-cell table:style-name="ce4" table:formula="of:=((2*384)/([.F26]*10^(-3)))/1000" office:value-type="float" office:value="129040.930170038" calcext:value-type="float">
            <text:p>129040.930170038</text:p>
          </table:table-cell>
          <table:table-cell table:style-name="ce4" table:formula="of:=((2*384)/([.G26]*10^(-3)))/1000" office:value-type="float" office:value="42499.0315975873" calcext:value-type="float">
            <text:p>42499.0315975873</text:p>
          </table:table-cell>
          <table:table-cell table:style-name="ce4" table:formula="of:=(12/([.H26]*10^(-3)))/1000" office:value-type="float" office:value="5275536.89578616" calcext:value-type="float">
            <text:p>5275536.89578616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24701385" calcext:value-type="float">
            <text:p>0.2470138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96816" calcext:value-type="float">
            <text:p>0.96816</text:p>
          </table:table-cell>
          <table:table-cell table:style-name="ce1" office:value-type="float" office:value="197.75" calcext:value-type="float">
            <text:p>197.75</text:p>
          </table:table-cell>
          <table:table-cell table:style-name="ce1" office:value-type="float" office:value="142.53" calcext:value-type="float">
            <text:p>142.53</text:p>
          </table:table-cell>
          <table:table-cell table:style-name="ce1" office:value-type="float" office:value="115.86" calcext:value-type="float">
            <text:p>115.86</text:p>
          </table:table-cell>
          <table:table-cell table:style-name="ce1" office:value-type="float" office:value="12.421" calcext:value-type="float">
            <text:p>12.421</text:p>
          </table:table-cell>
          <table:table-cell table:style-name="ce1" office:value-type="float" office:value="13.412" calcext:value-type="float">
            <text:p>13.412</text:p>
          </table:table-cell>
          <table:table-cell table:style-name="ce1" office:value-type="float" office:value="3.682" calcext:value-type="float">
            <text:p>3.682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387" calcext:value-type="percentage">
            <text:p>93.87%</text:p>
          </table:table-cell>
          <table:table-cell table:style-name="ce12" office:value-type="percentage" office:value="0.4796" calcext:value-type="percentage">
            <text:p>47.96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93168" calcext:value-type="float">
            <text:p>0.93168</text:p>
          </table:table-cell>
          <table:table-cell table:style-name="ce1" office:value-type="float" office:value="199.46" calcext:value-type="float">
            <text:p>199.46</text:p>
          </table:table-cell>
          <table:table-cell table:style-name="ce1" office:value-type="float" office:value="121.43" calcext:value-type="float">
            <text:p>121.43</text:p>
          </table:table-cell>
          <table:table-cell table:style-name="ce1" office:value-type="float" office:value="101.97" calcext:value-type="float">
            <text:p>101.97</text:p>
          </table:table-cell>
          <table:table-cell table:style-name="ce1" office:value-type="float" office:value="14.471" calcext:value-type="float">
            <text:p>14.471</text:p>
          </table:table-cell>
          <table:table-cell table:style-name="ce1" office:value-type="float" office:value="12.967" calcext:value-type="float">
            <text:p>12.967</text:p>
          </table:table-cell>
          <table:table-cell table:style-name="ce1" office:value-type="float" office:value="5.122" calcext:value-type="float">
            <text:p>5.122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474" calcext:value-type="percentage">
            <text:p>84.74%</text:p>
          </table:table-cell>
          <table:table-cell table:style-name="ce6" office:value-type="percentage" office:value="0.8652" calcext:value-type="percentage">
            <text:p>86.5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913536" calcext:value-type="float">
            <text:p>0.913536</text:p>
          </table:table-cell>
          <table:table-cell table:style-name="ce1" office:value-type="float" office:value="199.65" calcext:value-type="float">
            <text:p>199.65</text:p>
          </table:table-cell>
          <table:table-cell table:style-name="ce1" office:value-type="float" office:value="122.05" calcext:value-type="float">
            <text:p>122.05</text:p>
          </table:table-cell>
          <table:table-cell table:style-name="ce1" office:value-type="float" office:value="101.52" calcext:value-type="float">
            <text:p>101.52</text:p>
          </table:table-cell>
          <table:table-cell table:style-name="ce1" office:value-type="float" office:value="12.07" calcext:value-type="float">
            <text:p>12.07</text:p>
          </table:table-cell>
          <table:table-cell table:style-name="ce1" office:value-type="float" office:value="13.508" calcext:value-type="float">
            <text:p>13.508</text:p>
          </table:table-cell>
          <table:table-cell table:style-name="ce1" office:value-type="float" office:value="3.842" calcext:value-type="float">
            <text:p>3.842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886" calcext:value-type="percentage">
            <text:p>88.86%</text:p>
          </table:table-cell>
          <table:table-cell table:style-name="ce12" office:value-type="percentage" office:value="0.8583" calcext:value-type="percentage">
            <text:p>85.83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9136" calcext:value-type="float">
            <text:p>0.99136</text:p>
          </table:table-cell>
          <table:table-cell table:style-name="ce1" office:value-type="float" office:value="198.73" calcext:value-type="float">
            <text:p>198.73</text:p>
          </table:table-cell>
          <table:table-cell table:style-name="ce1" office:value-type="float" office:value="123.17" calcext:value-type="float">
            <text:p>123.17</text:p>
          </table:table-cell>
          <table:table-cell table:style-name="ce1" office:value-type="float" office:value="101.3" calcext:value-type="float">
            <text:p>101.3</text:p>
          </table:table-cell>
          <table:table-cell table:style-name="ce1" office:value-type="float" office:value="13.031" calcext:value-type="float">
            <text:p>13.031</text:p>
          </table:table-cell>
          <table:table-cell table:style-name="ce1" office:value-type="float" office:value="12.995" calcext:value-type="float">
            <text:p>12.995</text:p>
          </table:table-cell>
          <table:table-cell table:style-name="ce1" office:value-type="float" office:value="3.906" calcext:value-type="float">
            <text:p>3.906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0.970816" calcext:value-type="float">
            <text:p>0.970816</text:p>
          </table:table-cell>
          <table:table-cell table:style-name="ce1" office:value-type="float" office:value="199.81" calcext:value-type="float">
            <text:p>199.81</text:p>
          </table:table-cell>
          <table:table-cell table:style-name="ce1" office:value-type="float" office:value="121.66" calcext:value-type="float">
            <text:p>121.66</text:p>
          </table:table-cell>
          <table:table-cell table:style-name="ce1" office:value-type="float" office:value="101.17" calcext:value-type="float">
            <text:p>101.17</text:p>
          </table:table-cell>
          <table:table-cell table:style-name="ce1" office:value-type="float" office:value="13.255" calcext:value-type="float">
            <text:p>13.255</text:p>
          </table:table-cell>
          <table:table-cell table:style-name="ce1" office:value-type="float" office:value="13.702" calcext:value-type="float">
            <text:p>13.702</text:p>
          </table:table-cell>
          <table:table-cell table:style-name="ce1" office:value-type="float" office:value="3.841" calcext:value-type="float">
            <text:p>3.84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5632" calcext:value-type="float">
            <text:p>0.95632</text:p>
          </table:table-cell>
          <table:table-cell table:style-name="ce1" office:value-type="float" office:value="196.04" calcext:value-type="float">
            <text:p>196.04</text:p>
          </table:table-cell>
          <table:table-cell table:style-name="ce1" office:value-type="float" office:value="122.53" calcext:value-type="float">
            <text:p>122.53</text:p>
          </table:table-cell>
          <table:table-cell table:style-name="ce1" office:value-type="float" office:value="104.54" calcext:value-type="float">
            <text:p>104.54</text:p>
          </table:table-cell>
          <table:table-cell table:style-name="ce1" office:value-type="float" office:value="14.247" calcext:value-type="float">
            <text:p>14.247</text:p>
          </table:table-cell>
          <table:table-cell table:style-name="ce1" office:value-type="float" office:value="13.444" calcext:value-type="float">
            <text:p>13.444</text:p>
          </table:table-cell>
          <table:table-cell table:style-name="ce1" office:value-type="float" office:value="5.186" calcext:value-type="float">
            <text:p>5.186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062976" calcext:value-type="float">
            <text:p>1.062976</text:p>
          </table:table-cell>
          <table:table-cell table:style-name="ce2" office:value-type="float" office:value="199.19" calcext:value-type="float">
            <text:p>199.19</text:p>
          </table:table-cell>
          <table:table-cell table:style-name="ce2" office:value-type="float" office:value="122.96" calcext:value-type="float">
            <text:p>122.96</text:p>
          </table:table-cell>
          <table:table-cell table:style-name="ce1" office:value-type="float" office:value="101.61" calcext:value-type="float">
            <text:p>101.61</text:p>
          </table:table-cell>
          <table:table-cell table:style-name="ce1" office:value-type="float" office:value="14.247" calcext:value-type="float">
            <text:p>14.247</text:p>
          </table:table-cell>
          <table:table-cell table:style-name="ce1" office:value-type="float" office:value="13.156" calcext:value-type="float">
            <text:p>13.156</text:p>
          </table:table-cell>
          <table:table-cell table:style-name="ce1" office:value-type="float" office:value="5.154" calcext:value-type="float">
            <text:p>5.154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0.995168" calcext:value-type="float">
            <text:p>0.995168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22.16" calcext:value-type="float">
            <text:p>122.16</text:p>
          </table:table-cell>
          <table:table-cell table:style-name="ce1" office:value-type="float" office:value="102.28" calcext:value-type="float">
            <text:p>102.28</text:p>
          </table:table-cell>
          <table:table-cell table:style-name="ce1" office:value-type="float" office:value="12.261" calcext:value-type="float">
            <text:p>12.261</text:p>
          </table:table-cell>
          <table:table-cell table:style-name="ce1" office:value-type="float" office:value="13.638" calcext:value-type="float">
            <text:p>13.638</text:p>
          </table:table-cell>
          <table:table-cell table:style-name="ce1" office:value-type="float" office:value="5.282" calcext:value-type="float">
            <text:p>5.282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0.944672" calcext:value-type="float">
            <text:p>0.944672</text:p>
          </table:table-cell>
          <table:table-cell table:style-name="ce2" office:value-type="float" office:value="201.23" calcext:value-type="float">
            <text:p>201.23</text:p>
          </table:table-cell>
          <table:table-cell table:style-name="ce2" office:value-type="float" office:value="123.23" calcext:value-type="float">
            <text:p>123.23</text:p>
          </table:table-cell>
          <table:table-cell table:style-name="ce2" office:value-type="float" office:value="101.04" calcext:value-type="float">
            <text:p>101.04</text:p>
          </table:table-cell>
          <table:table-cell table:style-name="ce2" office:value-type="float" office:value="12.037" calcext:value-type="float">
            <text:p>12.037</text:p>
          </table:table-cell>
          <table:table-cell table:style-name="ce2" office:value-type="float" office:value="13.513" calcext:value-type="float">
            <text:p>13.513</text:p>
          </table:table-cell>
          <table:table-cell table:style-name="ce1" office:value-type="float" office:value="3.842" calcext:value-type="float">
            <text:p>3.842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8896" calcext:value-type="float">
            <text:p>1.38896</text:p>
          </table:table-cell>
          <table:table-cell table:style-name="ce2" office:value-type="float" office:value="201.76" calcext:value-type="float">
            <text:p>201.76</text:p>
          </table:table-cell>
          <table:table-cell table:style-name="ce2" office:value-type="float" office:value="121.98" calcext:value-type="float">
            <text:p>121.98</text:p>
          </table:table-cell>
          <table:table-cell table:style-name="ce2" office:value-type="float" office:value="101.62" calcext:value-type="float">
            <text:p>101.62</text:p>
          </table:table-cell>
          <table:table-cell table:style-name="ce2" office:value-type="float" office:value="14.503" calcext:value-type="float">
            <text:p>14.503</text:p>
          </table:table-cell>
          <table:table-cell table:style-name="ce2" office:value-type="float" office:value="13.288" calcext:value-type="float">
            <text:p>13.288</text:p>
          </table:table-cell>
          <table:table-cell table:style-name="ce1" office:value-type="float" office:value="5.411" calcext:value-type="float">
            <text:p>5.411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019072" calcext:value-type="float">
            <text:p>1.019072</text:p>
          </table:table-cell>
          <table:table-cell table:style-name="ce2" office:value-type="float" office:value="199.04" calcext:value-type="float">
            <text:p>199.04</text:p>
          </table:table-cell>
          <table:table-cell table:style-name="ce2" office:value-type="float" office:value="123.9" calcext:value-type="float">
            <text:p>123.9</text:p>
          </table:table-cell>
          <table:table-cell table:style-name="ce2" office:value-type="float" office:value="102.74" calcext:value-type="float">
            <text:p>102.74</text:p>
          </table:table-cell>
          <table:table-cell table:style-name="ce2" office:value-type="float" office:value="10.853" calcext:value-type="float">
            <text:p>10.853</text:p>
          </table:table-cell>
          <table:table-cell table:style-name="ce2" office:value-type="float" office:value="13.766" calcext:value-type="float">
            <text:p>13.766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6688" calcext:value-type="float">
            <text:p>0.96688</text:p>
          </table:table-cell>
          <table:table-cell table:style-name="ce2" office:value-type="float" office:value="197.66" calcext:value-type="float">
            <text:p>197.66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01.49" calcext:value-type="float">
            <text:p>101.49</text:p>
          </table:table-cell>
          <table:table-cell table:style-name="ce2" office:value-type="float" office:value="11.685" calcext:value-type="float">
            <text:p>11.685</text:p>
          </table:table-cell>
          <table:table-cell table:style-name="ce2" office:value-type="float" office:value="13.702" calcext:value-type="float">
            <text:p>13.702</text:p>
          </table:table-cell>
          <table:table-cell table:style-name="ce2" office:value-type="float" office:value="5.282" calcext:value-type="float">
            <text:p>5.28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58432" calcext:value-type="float">
            <text:p>0.958432</text:p>
          </table:table-cell>
          <table:table-cell table:style-name="ce2" office:value-type="float" office:value="201.39" calcext:value-type="float">
            <text:p>201.39</text:p>
          </table:table-cell>
          <table:table-cell table:style-name="ce2" office:value-type="float" office:value="122.69" calcext:value-type="float">
            <text:p>122.69</text:p>
          </table:table-cell>
          <table:table-cell table:style-name="ce2" office:value-type="float" office:value="102.2" calcext:value-type="float">
            <text:p>102.2</text:p>
          </table:table-cell>
          <table:table-cell table:style-name="ce2" office:value-type="float" office:value="11.462" calcext:value-type="float">
            <text:p>11.462</text:p>
          </table:table-cell>
          <table:table-cell table:style-name="ce2" office:value-type="float" office:value="12.967" calcext:value-type="float">
            <text:p>12.967</text:p>
          </table:table-cell>
          <table:table-cell table:style-name="ce2" office:value-type="float" office:value="5.123" calcext:value-type="float">
            <text:p>5.12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6704" calcext:value-type="float">
            <text:p>0.96704</text:p>
          </table:table-cell>
          <table:table-cell table:style-name="ce2" office:value-type="float" office:value="197.94" calcext:value-type="float">
            <text:p>197.94</text:p>
          </table:table-cell>
          <table:table-cell table:style-name="ce2" office:value-type="float" office:value="121.91" calcext:value-type="float">
            <text:p>121.91</text:p>
          </table:table-cell>
          <table:table-cell table:style-name="ce2" office:value-type="float" office:value="102.99" calcext:value-type="float">
            <text:p>102.99</text:p>
          </table:table-cell>
          <table:table-cell table:style-name="ce2" office:value-type="float" office:value="14.951" calcext:value-type="float">
            <text:p>14.951</text:p>
          </table:table-cell>
          <table:table-cell table:style-name="ce2" office:value-type="float" office:value="13.349" calcext:value-type="float">
            <text:p>13.349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8768" calcext:value-type="float">
            <text:p>0.98768</text:p>
          </table:table-cell>
          <table:table-cell table:style-name="ce2" office:value-type="float" office:value="201.15" calcext:value-type="float">
            <text:p>201.15</text:p>
          </table:table-cell>
          <table:table-cell table:style-name="ce2" office:value-type="float" office:value="122.62" calcext:value-type="float">
            <text:p>122.62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13.607" calcext:value-type="float">
            <text:p>13.607</text:p>
          </table:table-cell>
          <table:table-cell table:style-name="ce2" office:value-type="float" office:value="13.221" calcext:value-type="float">
            <text:p>13.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92576" calcext:value-type="float">
            <text:p>0.992576</text:p>
          </table:table-cell>
          <table:table-cell table:style-name="ce1" office:value-type="float" office:value="197.36" calcext:value-type="float">
            <text:p>197.36</text:p>
          </table:table-cell>
          <table:table-cell table:style-name="ce1" office:value-type="float" office:value="122.9" calcext:value-type="float">
            <text:p>122.9</text:p>
          </table:table-cell>
          <table:table-cell table:style-name="ce1" office:value-type="float" office:value="103.27" calcext:value-type="float">
            <text:p>103.27</text:p>
          </table:table-cell>
          <table:table-cell table:style-name="ce1" office:value-type="float" office:value="14.34" calcext:value-type="float">
            <text:p>14.34</text:p>
          </table:table-cell>
          <table:table-cell table:style-name="ce1" office:value-type="float" office:value="12.965" calcext:value-type="float">
            <text:p>12.965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7184" calcext:value-type="float">
            <text:p>0.97184</text:p>
          </table:table-cell>
          <table:table-cell table:style-name="ce1" office:value-type="float" office:value="338.71" calcext:value-type="float">
            <text:p>338.71</text:p>
          </table:table-cell>
          <table:table-cell table:style-name="ce1" office:value-type="float" office:value="206.62" calcext:value-type="float">
            <text:p>206.62</text:p>
          </table:table-cell>
          <table:table-cell table:style-name="ce1" office:value-type="float" office:value="194.93" calcext:value-type="float">
            <text:p>194.93</text:p>
          </table:table-cell>
          <table:table-cell table:style-name="ce1" office:value-type="float" office:value="11.718" calcext:value-type="float">
            <text:p>11.718</text:p>
          </table:table-cell>
          <table:table-cell table:style-name="ce1" office:value-type="float" office:value="12.42" calcext:value-type="float">
            <text:p>12.42</text:p>
          </table:table-cell>
          <table:table-cell table:style-name="ce2" office:value-type="float" office:value="1.824" calcext:value-type="float">
            <text:p>1.824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97648" calcext:value-type="float">
            <text:p>0.97648</text:p>
          </table:table-cell>
          <table:table-cell table:style-name="ce1" office:value-type="float" office:value="199.34" calcext:value-type="float">
            <text:p>199.34</text:p>
          </table:table-cell>
          <table:table-cell table:style-name="ce1" office:value-type="float" office:value="122.2" calcext:value-type="float">
            <text:p>122.2</text:p>
          </table:table-cell>
          <table:table-cell table:style-name="ce1" office:value-type="float" office:value="102.47" calcext:value-type="float">
            <text:p>102.47</text:p>
          </table:table-cell>
          <table:table-cell table:style-name="ce1" office:value-type="float" office:value="12.517" calcext:value-type="float">
            <text:p>12.517</text:p>
          </table:table-cell>
          <table:table-cell table:style-name="ce1" office:value-type="float" office:value="13.218" calcext:value-type="float">
            <text:p>13.218</text:p>
          </table:table-cell>
          <table:table-cell table:style-name="ce1" office:value-type="float" office:value="3.842" calcext:value-type="float">
            <text:p>3.842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1.406016" calcext:value-type="float">
            <text:p>1.406016</text:p>
          </table:table-cell>
          <table:table-cell table:style-name="ce1" office:value-type="float" office:value="203.04" calcext:value-type="float">
            <text:p>203.04</text:p>
          </table:table-cell>
          <table:table-cell table:style-name="ce1" office:value-type="float" office:value="121.69" calcext:value-type="float">
            <text:p>121.69</text:p>
          </table:table-cell>
          <table:table-cell table:style-name="ce1" office:value-type="float" office:value="101.65" calcext:value-type="float">
            <text:p>101.65</text:p>
          </table:table-cell>
          <table:table-cell table:style-name="ce1" office:value-type="float" office:value="12.391" calcext:value-type="float">
            <text:p>12.391</text:p>
          </table:table-cell>
          <table:table-cell table:style-name="ce1" office:value-type="float" office:value="13.317" calcext:value-type="float">
            <text:p>13.317</text:p>
          </table:table-cell>
          <table:table-cell office:value-type="float" office:value="5.123" calcext:value-type="float">
            <text:p>5.123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18496" calcext:value-type="float">
            <text:p>1.18496</text:p>
          </table:table-cell>
          <table:table-cell table:style-name="ce1" office:value-type="float" office:value="199.3" calcext:value-type="float">
            <text:p>199.3</text:p>
          </table:table-cell>
          <table:table-cell table:style-name="ce1" office:value-type="float" office:value="122.01" calcext:value-type="float">
            <text:p>122.01</text:p>
          </table:table-cell>
          <table:table-cell table:style-name="ce1" office:value-type="float" office:value="102.16" calcext:value-type="float">
            <text:p>102.16</text:p>
          </table:table-cell>
          <table:table-cell table:style-name="ce1" office:value-type="float" office:value="13.991" calcext:value-type="float">
            <text:p>13.991</text:p>
          </table:table-cell>
          <table:table-cell table:style-name="ce1" office:value-type="float" office:value="13.32" calcext:value-type="float">
            <text:p>13.32</text:p>
          </table:table-cell>
          <table:table-cell office:value-type="float" office:value="5.379" calcext:value-type="float">
            <text:p>5.379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.0277312" calcext:value-type="float">
            <text:p>1.0277312</text:p>
          </table:table-cell>
          <table:table-cell table:style-name="ce3" table:formula="of:=AVERAGE([.C36:.C55])/1000" office:value-type="float" office:value="0.2063275" calcext:value-type="float">
            <text:p>0.2063275</text:p>
          </table:table-cell>
          <table:table-cell table:style-name="ce3" table:formula="of:=AVERAGE([.D36:.D55])/1000" office:value-type="float" office:value="0.127627" calcext:value-type="float">
            <text:p>0.127627</text:p>
          </table:table-cell>
          <table:table-cell table:style-name="ce3" table:formula="of:=AVERAGE([.E36:.E55])/1000" office:value-type="float" office:value="0.1074355" calcext:value-type="float">
            <text:p>0.1074355</text:p>
          </table:table-cell>
          <table:table-cell table:style-name="ce3" table:formula="of:=AVERAGE([.F36:.F55])/1000" office:value-type="float" office:value="0.0130029" calcext:value-type="float">
            <text:p>0.0130029</text:p>
          </table:table-cell>
          <table:table-cell table:style-name="ce3" table:formula="of:=AVERAGE([.G36:.G55])/1000" office:value-type="float" office:value="0.0132934" calcext:value-type="float">
            <text:p>0.0132934</text:p>
          </table:table-cell>
          <table:table-cell table:style-name="ce3" table:formula="of:=AVERAGE([.H36:.H55])/1000" office:value-type="float" office:value="0.00436845" calcext:value-type="float">
            <text:p>0.0043684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138381421385204" calcext:value-type="float">
            <text:p>0.1383814214</text:p>
          </table:table-cell>
          <table:table-cell table:style-name="ce3" table:formula="of:=STDEV([.C36:.C55])" office:value-type="float" office:value="31.2062957337306" calcext:value-type="float">
            <text:p>31.2062957337</text:p>
          </table:table-cell>
          <table:table-cell table:style-name="ce3" table:formula="of:=STDEV([.D36:.D55])/1000" office:value-type="float" office:value="0.0191377703425506" calcext:value-type="float">
            <text:p>0.0191377703</text:p>
          </table:table-cell>
          <table:table-cell table:style-name="ce3" table:formula="of:=STDEV([.E36:.E55])/1000" office:value-type="float" office:value="0.0208379326368752" calcext:value-type="float">
            <text:p>0.0208379326</text:p>
          </table:table-cell>
          <table:table-cell table:style-name="ce3" table:formula="of:=STDEV([.F36:.F55])/1000" office:value-type="float" office:value="0.0012177809802216" calcext:value-type="float">
            <text:p>0.001217781</text:p>
          </table:table-cell>
          <table:table-cell table:style-name="ce3" table:formula="of:=STDEV([.G36:.G55])/1000" office:value-type="float" office:value="0.000325577446522652" calcext:value-type="float">
            <text:p>0.0003255774</text:p>
          </table:table-cell>
          <table:table-cell table:style-name="ce3" table:formula="of:=STDEV([.H36:.H55])/1000" office:value-type="float" office:value="0.000917776516484556" calcext:value-type="float">
            <text:p>0.0009177765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3.4647485047846" calcext:value-type="float">
            <text:p>13.4647485048</text:p>
          </table:table-cell>
          <table:table-cell table:style-name="ce3" table:formula="of:=([.C58]/[.C57])*100" office:value-type="float" office:value="15124.6420054189" calcext:value-type="float">
            <text:p>15124.6420054189</text:p>
          </table:table-cell>
          <table:table-cell table:style-name="ce3" table:formula="of:=([.D58]/[.D57])*100" office:value-type="float" office:value="14.9950796794962" calcext:value-type="float">
            <text:p>14.9950796795</text:p>
          </table:table-cell>
          <table:table-cell table:style-name="ce3" table:formula="of:=([.E58]/[.E57])*100" office:value-type="float" office:value="19.3957608396435" calcext:value-type="float">
            <text:p>19.3957608396</text:p>
          </table:table-cell>
          <table:table-cell table:style-name="ce3" table:formula="of:=([.F58]/[.F57])*100" office:value-type="float" office:value="9.36545678442191" calcext:value-type="float">
            <text:p>9.3654567844</text:p>
          </table:table-cell>
          <table:table-cell table:style-name="ce3" table:formula="of:=([.G58]/[.G57])*100" office:value-type="float" office:value="2.44916610139357" calcext:value-type="float">
            <text:p>2.4491661014</text:p>
          </table:table-cell>
          <table:table-cell table:style-name="ce3" table:formula="of:=([.H58]/[.H57])*100" office:value-type="float" office:value="21.0092027260139" calcext:value-type="float">
            <text:p>21.009202726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120.91566355094" calcext:value-type="float">
            <text:p>1120.9156635509</text:p>
          </table:table-cell>
          <table:table-cell table:style-name="ce4" table:formula="of:=((3*384)/([.C57]*10^(-3)))/1000" office:value-type="float" office:value="5583.35655693012" calcext:value-type="float">
            <text:p>5583.3565569301</text:p>
          </table:table-cell>
          <table:table-cell table:style-name="ce4" table:formula="of:=((3*384)/([.D57]*10^(-3)))/1000" office:value-type="float" office:value="9026.30321170285" calcext:value-type="float">
            <text:p>9026.3032117029</text:p>
          </table:table-cell>
          <table:table-cell table:style-name="ce4" table:formula="of:=((3*384)/([.E57]*10^(-3)))/1000" office:value-type="float" office:value="10722.7126973859" calcext:value-type="float">
            <text:p>10722.7126973859</text:p>
          </table:table-cell>
          <table:table-cell table:style-name="ce4" table:formula="of:=((3*384)/([.F57]*10^(-3)))/1000" office:value-type="float" office:value="88595.620976859" calcext:value-type="float">
            <text:p>88595.620976859</text:p>
          </table:table-cell>
          <table:table-cell table:style-name="ce4" table:formula="of:=((3*384)/([.G57]*10^(-3)))/1000" office:value-type="float" office:value="86659.5453382882" calcext:value-type="float">
            <text:p>86659.5453382882</text:p>
          </table:table-cell>
          <table:table-cell table:style-name="ce4" table:formula="of:=((3*384)/([.H57]*10^(-3)))/1000" office:value-type="float" office:value="263709.095903581" calcext:value-type="float">
            <text:p>263709.095903581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0.44139" calcext:value-type="float">
            <text:p>0.44139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71648" calcext:value-type="float">
            <text:p>1.71648</text:p>
          </table:table-cell>
          <table:table-cell table:style-name="ce1" office:value-type="float" office:value="763.62" calcext:value-type="float">
            <text:p>763.62</text:p>
          </table:table-cell>
          <table:table-cell table:style-name="ce1" office:value-type="float" office:value="325.42" calcext:value-type="float">
            <text:p>325.42</text:p>
          </table:table-cell>
          <table:table-cell table:style-name="ce1" office:value-type="float" office:value="152.9" calcext:value-type="float">
            <text:p>152.9</text:p>
          </table:table-cell>
          <table:table-cell table:style-name="ce1" office:value-type="float" office:value="19.304" calcext:value-type="float">
            <text:p>19.304</text:p>
          </table:table-cell>
          <table:table-cell table:style-name="ce1" office:value-type="float" office:value="19.752" calcext:value-type="float">
            <text:p>19.752</text:p>
          </table:table-cell>
          <table:table-cell table:style-name="ce1" office:value-type="float" office:value="5.443" calcext:value-type="float">
            <text:p>5.443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739" calcext:value-type="percentage">
            <text:p>97.39%</text:p>
          </table:table-cell>
          <table:table-cell table:style-name="ce12" office:value-type="percentage" office:value="0.9561" calcext:value-type="percentage">
            <text:p>95.61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7424" calcext:value-type="float">
            <text:p>1.7424</text:p>
          </table:table-cell>
          <table:table-cell table:style-name="ce1" office:value-type="float" office:value="756.37" calcext:value-type="float">
            <text:p>756.37</text:p>
          </table:table-cell>
          <table:table-cell table:style-name="ce1" office:value-type="float" office:value="345.23" calcext:value-type="float">
            <text:p>345.23</text:p>
          </table:table-cell>
          <table:table-cell table:style-name="ce1" office:value-type="float" office:value="184.12" calcext:value-type="float">
            <text:p>184.12</text:p>
          </table:table-cell>
          <table:table-cell table:style-name="ce1" office:value-type="float" office:value="18.793" calcext:value-type="float">
            <text:p>18.793</text:p>
          </table:table-cell>
          <table:table-cell table:style-name="ce1" office:value-type="float" office:value="20.109" calcext:value-type="float">
            <text:p>20.109</text:p>
          </table:table-cell>
          <table:table-cell table:style-name="ce1" office:value-type="float" office:value="5.283" calcext:value-type="float">
            <text:p>5.28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9397" calcext:value-type="percentage">
            <text:p>93.97%</text:p>
          </table:table-cell>
          <table:table-cell table:style-name="ce6" office:value-type="percentage" office:value="0.8459" calcext:value-type="percentage">
            <text:p>84.5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75584" calcext:value-type="float">
            <text:p>1.75584</text:p>
          </table:table-cell>
          <table:table-cell table:style-name="ce1" office:value-type="float" office:value="760.56" calcext:value-type="float">
            <text:p>760.56</text:p>
          </table:table-cell>
          <table:table-cell table:style-name="ce1" office:value-type="float" office:value="332.9" calcext:value-type="float">
            <text:p>332.9</text:p>
          </table:table-cell>
          <table:table-cell table:style-name="ce1" office:value-type="float" office:value="152.68" calcext:value-type="float">
            <text:p>152.68</text:p>
          </table:table-cell>
          <table:table-cell table:style-name="ce1" office:value-type="float" office:value="19.049" calcext:value-type="float">
            <text:p>19.049</text:p>
          </table:table-cell>
          <table:table-cell table:style-name="ce1" office:value-type="float" office:value="19.819" calcext:value-type="float">
            <text:p>19.819</text:p>
          </table:table-cell>
          <table:table-cell table:style-name="ce1" office:value-type="float" office:value="5.283" calcext:value-type="float">
            <text:p>5.283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306" calcext:value-type="percentage">
            <text:p>93.06%</text:p>
          </table:table-cell>
          <table:table-cell table:style-name="ce12" office:value-type="percentage" office:value="0.8879" calcext:value-type="percentage">
            <text:p>88.7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800576" calcext:value-type="float">
            <text:p>1.800576</text:p>
          </table:table-cell>
          <table:table-cell table:style-name="ce1" office:value-type="float" office:value="755.87" calcext:value-type="float">
            <text:p>755.87</text:p>
          </table:table-cell>
          <table:table-cell table:style-name="ce1" office:value-type="float" office:value="320.49" calcext:value-type="float">
            <text:p>320.49</text:p>
          </table:table-cell>
          <table:table-cell table:style-name="ce1" office:value-type="float" office:value="152.83" calcext:value-type="float">
            <text:p>152.83</text:p>
          </table:table-cell>
          <table:table-cell table:style-name="ce1" office:value-type="float" office:value="18.952" calcext:value-type="float">
            <text:p>18.952</text:p>
          </table:table-cell>
          <table:table-cell table:style-name="ce1" office:value-type="float" office:value="19.752" calcext:value-type="float">
            <text:p>19.752</text:p>
          </table:table-cell>
          <table:table-cell table:style-name="ce1" office:value-type="float" office:value="5.282" calcext:value-type="float">
            <text:p>5.28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2.000768" calcext:value-type="float">
            <text:p>2.000768</text:p>
          </table:table-cell>
          <table:table-cell table:style-name="ce1" office:value-type="float" office:value="755.38" calcext:value-type="float">
            <text:p>755.38</text:p>
          </table:table-cell>
          <table:table-cell table:style-name="ce1" office:value-type="float" office:value="353.65" calcext:value-type="float">
            <text:p>353.65</text:p>
          </table:table-cell>
          <table:table-cell table:style-name="ce1" office:value-type="float" office:value="164.37" calcext:value-type="float">
            <text:p>164.37</text:p>
          </table:table-cell>
          <table:table-cell table:style-name="ce1" office:value-type="float" office:value="19.242" calcext:value-type="float">
            <text:p>19.242</text:p>
          </table:table-cell>
          <table:table-cell table:style-name="ce1" office:value-type="float" office:value="20.266" calcext:value-type="float">
            <text:p>20.266</text:p>
          </table:table-cell>
          <table:table-cell table:style-name="ce1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744" calcext:value-type="float">
            <text:p>1.744</text:p>
          </table:table-cell>
          <table:table-cell table:style-name="ce1" office:value-type="float" office:value="754.32" calcext:value-type="float">
            <text:p>754.32</text:p>
          </table:table-cell>
          <table:table-cell table:style-name="ce1" office:value-type="float" office:value="349.68" calcext:value-type="float">
            <text:p>349.68</text:p>
          </table:table-cell>
          <table:table-cell table:style-name="ce1" office:value-type="float" office:value="172.81" calcext:value-type="float">
            <text:p>172.81</text:p>
          </table:table-cell>
          <table:table-cell table:style-name="ce1" office:value-type="float" office:value="18.087" calcext:value-type="float">
            <text:p>18.087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979904" calcext:value-type="float">
            <text:p>1.979904</text:p>
          </table:table-cell>
          <table:table-cell table:style-name="ce2" office:value-type="float" office:value="756.76" calcext:value-type="float">
            <text:p>756.76</text:p>
          </table:table-cell>
          <table:table-cell table:style-name="ce2" office:value-type="float" office:value="348.55" calcext:value-type="float">
            <text:p>348.55</text:p>
          </table:table-cell>
          <table:table-cell table:style-name="ce1" office:value-type="float" office:value="159.53" calcext:value-type="float">
            <text:p>159.53</text:p>
          </table:table-cell>
          <table:table-cell table:style-name="ce1" office:value-type="float" office:value="18.249" calcext:value-type="float">
            <text:p>18.249</text:p>
          </table:table-cell>
          <table:table-cell table:style-name="ce1" office:value-type="float" office:value="19.913" calcext:value-type="float">
            <text:p>19.913</text:p>
          </table:table-cell>
          <table:table-cell table:style-name="ce1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97088" calcext:value-type="float">
            <text:p>1.97088</text:p>
          </table:table-cell>
          <table:table-cell table:style-name="ce1" office:value-type="float" office:value="755.06" calcext:value-type="float">
            <text:p>755.06</text:p>
          </table:table-cell>
          <table:table-cell table:style-name="ce1" office:value-type="float" office:value="349.2" calcext:value-type="float">
            <text:p>349.2</text:p>
          </table:table-cell>
          <table:table-cell table:style-name="ce1" office:value-type="float" office:value="184.36" calcext:value-type="float">
            <text:p>184.36</text:p>
          </table:table-cell>
          <table:table-cell table:style-name="ce1" office:value-type="float" office:value="18.791" calcext:value-type="float">
            <text:p>18.791</text:p>
          </table:table-cell>
          <table:table-cell table:style-name="ce1" office:value-type="float" office:value="19.529" calcext:value-type="float">
            <text:p>19.529</text:p>
          </table:table-cell>
          <table:table-cell table:style-name="ce1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70192" calcext:value-type="float">
            <text:p>1.70192</text:p>
          </table:table-cell>
          <table:table-cell table:style-name="ce2" office:value-type="float" office:value="761.6" calcext:value-type="float">
            <text:p>761.6</text:p>
          </table:table-cell>
          <table:table-cell table:style-name="ce2" office:value-type="float" office:value="340.5" calcext:value-type="float">
            <text:p>340.5</text:p>
          </table:table-cell>
          <table:table-cell table:style-name="ce2" office:value-type="float" office:value="176.89" calcext:value-type="float">
            <text:p>176.89</text:p>
          </table:table-cell>
          <table:table-cell table:style-name="ce2" office:value-type="float" office:value="19.271" calcext:value-type="float">
            <text:p>19.271</text:p>
          </table:table-cell>
          <table:table-cell table:style-name="ce2" office:value-type="float" office:value="20.042" calcext:value-type="float">
            <text:p>20.042</text:p>
          </table:table-cell>
          <table:table-cell table:style-name="ce1" office:value-type="float" office:value="5.123" calcext:value-type="float">
            <text:p>5.12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450304" calcext:value-type="float">
            <text:p>2.450304</text:p>
          </table:table-cell>
          <table:table-cell table:style-name="ce2" office:value-type="float" office:value="766.24" calcext:value-type="float">
            <text:p>766.24</text:p>
          </table:table-cell>
          <table:table-cell table:style-name="ce2" office:value-type="float" office:value="328.49" calcext:value-type="float">
            <text:p>328.49</text:p>
          </table:table-cell>
          <table:table-cell table:style-name="ce2" office:value-type="float" office:value="161.89" calcext:value-type="float">
            <text:p>161.89</text:p>
          </table:table-cell>
          <table:table-cell table:style-name="ce2" office:value-type="float" office:value="19.432" calcext:value-type="float">
            <text:p>19.432</text:p>
          </table:table-cell>
          <table:table-cell table:style-name="ce2" office:value-type="float" office:value="20.073" calcext:value-type="float">
            <text:p>20.073</text:p>
          </table:table-cell>
          <table:table-cell table:style-name="ce1" office:value-type="float" office:value="5.346" calcext:value-type="float">
            <text:p>5.34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21168" calcext:value-type="float">
            <text:p>2.21168</text:p>
          </table:table-cell>
          <table:table-cell table:style-name="ce2" office:value-type="float" office:value="769.08" calcext:value-type="float">
            <text:p>769.08</text:p>
          </table:table-cell>
          <table:table-cell table:style-name="ce2" office:value-type="float" office:value="352.36" calcext:value-type="float">
            <text:p>352.36</text:p>
          </table:table-cell>
          <table:table-cell table:style-name="ce2" office:value-type="float" office:value="182.04" calcext:value-type="float">
            <text:p>182.04</text:p>
          </table:table-cell>
          <table:table-cell table:style-name="ce2" office:value-type="float" office:value="18.856" calcext:value-type="float">
            <text:p>18.856</text:p>
          </table:table-cell>
          <table:table-cell table:style-name="ce2" office:value-type="float" office:value="16.456" calcext:value-type="float">
            <text:p>16.456</text:p>
          </table:table-cell>
          <table:table-cell table:style-name="ce2" office:value-type="float" office:value="1.601" calcext:value-type="float">
            <text:p>1.6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80288" calcext:value-type="float">
            <text:p>1.80288</text:p>
          </table:table-cell>
          <table:table-cell table:style-name="ce2" office:value-type="float" office:value="758.19" calcext:value-type="float">
            <text:p>758.19</text:p>
          </table:table-cell>
          <table:table-cell table:style-name="ce2" office:value-type="float" office:value="346.01" calcext:value-type="float">
            <text:p>346.01</text:p>
          </table:table-cell>
          <table:table-cell table:style-name="ce2" office:value-type="float" office:value="183.06" calcext:value-type="float">
            <text:p>183.06</text:p>
          </table:table-cell>
          <table:table-cell table:style-name="ce2" office:value-type="float" office:value="18.73" calcext:value-type="float">
            <text:p>18.73</text:p>
          </table:table-cell>
          <table:table-cell table:style-name="ce2" office:value-type="float" office:value="19.977" calcext:value-type="float">
            <text:p>19.977</text:p>
          </table:table-cell>
          <table:table-cell table:style-name="ce2" office:value-type="float" office:value="5.603" calcext:value-type="float">
            <text:p>5.6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73904" calcext:value-type="float">
            <text:p>1.73904</text:p>
          </table:table-cell>
          <table:table-cell table:style-name="ce2" office:value-type="float" office:value="758.96" calcext:value-type="float">
            <text:p>758.96</text:p>
          </table:table-cell>
          <table:table-cell table:style-name="ce2" office:value-type="float" office:value="353.23" calcext:value-type="float">
            <text:p>353.23</text:p>
          </table:table-cell>
          <table:table-cell table:style-name="ce2" office:value-type="float" office:value="178.58" calcext:value-type="float">
            <text:p>178.58</text:p>
          </table:table-cell>
          <table:table-cell table:style-name="ce2" office:value-type="float" office:value="19.016" calcext:value-type="float">
            <text:p>19.016</text:p>
          </table:table-cell>
          <table:table-cell table:style-name="ce2" office:value-type="float" office:value="20.233" calcext:value-type="float">
            <text:p>20.233</text:p>
          </table:table-cell>
          <table:table-cell table:style-name="ce2" office:value-type="float" office:value="5.314" calcext:value-type="float">
            <text:p>5.31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8416" calcext:value-type="float">
            <text:p>1.8416</text:p>
          </table:table-cell>
          <table:table-cell table:style-name="ce2" office:value-type="float" office:value="855.78" calcext:value-type="float">
            <text:p>855.78</text:p>
          </table:table-cell>
          <table:table-cell table:style-name="ce2" office:value-type="float" office:value="326.15" calcext:value-type="float">
            <text:p>326.15</text:p>
          </table:table-cell>
          <table:table-cell table:style-name="ce2" office:value-type="float" office:value="162.22" calcext:value-type="float">
            <text:p>162.22</text:p>
          </table:table-cell>
          <table:table-cell table:style-name="ce2" office:value-type="float" office:value="6.755" calcext:value-type="float">
            <text:p>6.755</text:p>
          </table:table-cell>
          <table:table-cell table:style-name="ce2" office:value-type="float" office:value="13.605" calcext:value-type="float">
            <text:p>13.605</text:p>
          </table:table-cell>
          <table:table-cell table:style-name="ce2" office:value-type="float" office:value="1.729" calcext:value-type="float">
            <text:p>1.72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836128" calcext:value-type="float">
            <text:p>1.836128</text:p>
          </table:table-cell>
          <table:table-cell table:style-name="ce2" office:value-type="float" office:value="757.81" calcext:value-type="float">
            <text:p>757.81</text:p>
          </table:table-cell>
          <table:table-cell table:style-name="ce2" office:value-type="float" office:value="351.34" calcext:value-type="float">
            <text:p>351.34</text:p>
          </table:table-cell>
          <table:table-cell table:style-name="ce2" office:value-type="float" office:value="171.35" calcext:value-type="float">
            <text:p>171.35</text:p>
          </table:table-cell>
          <table:table-cell table:style-name="ce2" office:value-type="float" office:value="18.507" calcext:value-type="float">
            <text:p>18.507</text:p>
          </table:table-cell>
          <table:table-cell table:style-name="ce2" office:value-type="float" office:value="19.851" calcext:value-type="float">
            <text:p>19.851</text:p>
          </table:table-cell>
          <table:table-cell table:style-name="ce2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084768" calcext:value-type="float">
            <text:p>2.084768</text:p>
          </table:table-cell>
          <table:table-cell table:style-name="ce1" office:value-type="float" office:value="761.53" calcext:value-type="float">
            <text:p>761.53</text:p>
          </table:table-cell>
          <table:table-cell table:style-name="ce1" office:value-type="float" office:value="360.95" calcext:value-type="float">
            <text:p>360.95</text:p>
          </table:table-cell>
          <table:table-cell table:style-name="ce1" office:value-type="float" office:value="157.39" calcext:value-type="float">
            <text:p>157.39</text:p>
          </table:table-cell>
          <table:table-cell table:style-name="ce1" office:value-type="float" office:value="19.05" calcext:value-type="float">
            <text:p>19.05</text:p>
          </table:table-cell>
          <table:table-cell table:style-name="ce1" office:value-type="float" office:value="20.168" calcext:value-type="float">
            <text:p>20.168</text:p>
          </table:table-cell>
          <table:table-cell table:style-name="ce2" office:value-type="float" office:value="5.603" calcext:value-type="float">
            <text:p>5.6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7216" calcext:value-type="float">
            <text:p>1.7216</text:p>
          </table:table-cell>
          <table:table-cell table:style-name="ce1" office:value-type="float" office:value="769.48" calcext:value-type="float">
            <text:p>769.48</text:p>
          </table:table-cell>
          <table:table-cell table:style-name="ce1" office:value-type="float" office:value="319.4" calcext:value-type="float">
            <text:p>319.4</text:p>
          </table:table-cell>
          <table:table-cell table:style-name="ce1" office:value-type="float" office:value="149.76" calcext:value-type="float">
            <text:p>149.76</text:p>
          </table:table-cell>
          <table:table-cell table:style-name="ce1" office:value-type="float" office:value="19.885" calcext:value-type="float">
            <text:p>19.885</text:p>
          </table:table-cell>
          <table:table-cell table:style-name="ce1" office:value-type="float" office:value="20.302" calcext:value-type="float">
            <text:p>20.302</text:p>
          </table:table-cell>
          <table:table-cell table:style-name="ce2" office:value-type="float" office:value="5.283" calcext:value-type="float">
            <text:p>5.2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712" calcext:value-type="float">
            <text:p>2.712</text:p>
          </table:table-cell>
          <table:table-cell table:style-name="ce1" office:value-type="float" office:value="763.28" calcext:value-type="float">
            <text:p>763.28</text:p>
          </table:table-cell>
          <table:table-cell table:style-name="ce1" office:value-type="float" office:value="344.9" calcext:value-type="float">
            <text:p>344.9</text:p>
          </table:table-cell>
          <table:table-cell table:style-name="ce1" office:value-type="float" office:value="160.72" calcext:value-type="float">
            <text:p>160.72</text:p>
          </table:table-cell>
          <table:table-cell table:style-name="ce1" office:value-type="float" office:value="19.402" calcext:value-type="float">
            <text:p>19.402</text:p>
          </table:table-cell>
          <table:table-cell table:style-name="ce1" office:value-type="float" office:value="19.943" calcext:value-type="float">
            <text:p>19.943</text:p>
          </table:table-cell>
          <table:table-cell table:style-name="ce1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1.768448" calcext:value-type="float">
            <text:p>1.768448</text:p>
          </table:table-cell>
          <table:table-cell table:style-name="ce1" office:value-type="float" office:value="762.21" calcext:value-type="float">
            <text:p>762.21</text:p>
          </table:table-cell>
          <table:table-cell table:style-name="ce1" office:value-type="float" office:value="337.86" calcext:value-type="float">
            <text:p>337.86</text:p>
          </table:table-cell>
          <table:table-cell table:style-name="ce1" office:value-type="float" office:value="180.76" calcext:value-type="float">
            <text:p>180.76</text:p>
          </table:table-cell>
          <table:table-cell table:style-name="ce1" office:value-type="float" office:value="19.336" calcext:value-type="float">
            <text:p>19.336</text:p>
          </table:table-cell>
          <table:table-cell table:style-name="ce1" office:value-type="float" office:value="19.719" calcext:value-type="float">
            <text:p>19.719</text:p>
          </table:table-cell>
          <table:table-cell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118528" calcext:value-type="float">
            <text:p>2.118528</text:p>
          </table:table-cell>
          <table:table-cell table:style-name="ce1" office:value-type="float" office:value="757.66" calcext:value-type="float">
            <text:p>757.66</text:p>
          </table:table-cell>
          <table:table-cell table:style-name="ce1" office:value-type="float" office:value="354.2" calcext:value-type="float">
            <text:p>354.2</text:p>
          </table:table-cell>
          <table:table-cell table:style-name="ce1" office:value-type="float" office:value="164.68" calcext:value-type="float">
            <text:p>164.68</text:p>
          </table:table-cell>
          <table:table-cell table:style-name="ce1" office:value-type="float" office:value="19.562" calcext:value-type="float">
            <text:p>19.562</text:p>
          </table:table-cell>
          <table:table-cell table:style-name="ce1" office:value-type="float" office:value="20.2" calcext:value-type="float">
            <text:p>20.2</text:p>
          </table:table-cell>
          <table:table-cell office:value-type="float" office:value="5.346" calcext:value-type="float">
            <text:p>5.346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9349872" calcext:value-type="float">
            <text:p>1.9349872</text:p>
          </table:table-cell>
          <table:table-cell table:style-name="ce3" table:formula="of:=AVERAGE([.C66:.C85])/1000" office:value-type="float" office:value="0.764988" calcext:value-type="float">
            <text:p>0.764988</text:p>
          </table:table-cell>
          <table:table-cell table:style-name="ce3" table:formula="of:=AVERAGE([.D66:.D85])/1000" office:value-type="float" office:value="0.3420255" calcext:value-type="float">
            <text:p>0.3420255</text:p>
          </table:table-cell>
          <table:table-cell table:style-name="ce3" table:formula="of:=AVERAGE([.E66:.E85])/1000" office:value-type="float" office:value="0.167647" calcext:value-type="float">
            <text:p>0.167647</text:p>
          </table:table-cell>
          <table:table-cell table:style-name="ce3" table:formula="of:=AVERAGE([.F66:.F85])/1000" office:value-type="float" office:value="0.01841345" calcext:value-type="float">
            <text:p>0.01841345</text:p>
          </table:table-cell>
          <table:table-cell table:style-name="ce3" table:formula="of:=AVERAGE([.G66:.G85])/1000" office:value-type="float" office:value="0.01947945" calcext:value-type="float">
            <text:p>0.01947945</text:p>
          </table:table-cell>
          <table:table-cell table:style-name="ce3" table:formula="of:=AVERAGE([.H66:.H85])/1000" office:value-type="float" office:value="0.0050168" calcext:value-type="float">
            <text:p>0.00501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269796874552846" calcext:value-type="float">
            <text:p>0.2697968746</text:p>
          </table:table-cell>
          <table:table-cell table:style-name="ce3" table:formula="of:=STDEV([.C66:.C85])" office:value-type="float" office:value="21.8304380938272" calcext:value-type="float">
            <text:p>21.8304380938</text:p>
          </table:table-cell>
          <table:table-cell table:style-name="ce3" table:formula="of:=STDEV([.D66:.D85])/1000" office:value-type="float" office:value="0.0124335215297831" calcext:value-type="float">
            <text:p>0.0124335215</text:p>
          </table:table-cell>
          <table:table-cell table:style-name="ce3" table:formula="of:=STDEV([.E66:.E85])/1000" office:value-type="float" office:value="0.0119094650991289" calcext:value-type="float">
            <text:p>0.0119094651</text:p>
          </table:table-cell>
          <table:table-cell table:style-name="ce3" table:formula="of:=STDEV([.F66:.F85])/1000" office:value-type="float" office:value="0.00277841366089584" calcext:value-type="float">
            <text:p>0.0027784137</text:p>
          </table:table-cell>
          <table:table-cell table:style-name="ce3" table:formula="of:=STDEV([.G66:.G85])/1000" office:value-type="float" office:value="0.00160335964626255" calcext:value-type="float">
            <text:p>0.0016033596</text:p>
          </table:table-cell>
          <table:table-cell table:style-name="ce3" table:formula="of:=STDEV([.H66:.H85])/1000" office:value-type="float" office:value="0.00115196891405427" calcext:value-type="float">
            <text:p>0.001151968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3.9430831662786" calcext:value-type="float">
            <text:p>13.9430831663</text:p>
          </table:table-cell>
          <table:table-cell table:style-name="ce3" table:formula="of:=([.C88]/[.C87])*100" office:value-type="float" office:value="2853.69680228019" calcext:value-type="float">
            <text:p>2853.6968022802</text:p>
          </table:table-cell>
          <table:table-cell table:style-name="ce3" table:formula="of:=([.D88]/[.D87])*100" office:value-type="float" office:value="3.63526156084358" calcext:value-type="float">
            <text:p>3.6352615608</text:p>
          </table:table-cell>
          <table:table-cell table:style-name="ce3" table:formula="of:=([.E88]/[.E87])*100" office:value-type="float" office:value="7.10389395523264" calcext:value-type="float">
            <text:p>7.1038939552</text:p>
          </table:table-cell>
          <table:table-cell table:style-name="ce3" table:formula="of:=([.F88]/[.F87])*100" office:value-type="float" office:value="15.0890444805066" calcext:value-type="float">
            <text:p>15.0890444805</text:p>
          </table:table-cell>
          <table:table-cell table:style-name="ce3" table:formula="of:=([.G88]/[.G87])*100" office:value-type="float" office:value="8.23103140110499" calcext:value-type="float">
            <text:p>8.2310314011</text:p>
          </table:table-cell>
          <table:table-cell table:style-name="ce3" table:formula="of:=([.H88]/[.H87])*100" office:value-type="float" office:value="22.9622252043986" calcext:value-type="float">
            <text:p>22.962225204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793.803700613627" calcext:value-type="float">
            <text:p>793.8037006136</text:p>
          </table:table-cell>
          <table:table-cell table:style-name="ce4" table:formula="of:=((4*384)/([.C87]*10^(-3)))/1000" office:value-type="float" office:value="2007.87463332758" calcext:value-type="float">
            <text:p>2007.8746333276</text:p>
          </table:table-cell>
          <table:table-cell table:style-name="ce4" table:formula="of:=((4*384)/([.D87]*10^(-3)))/1000" office:value-type="float" office:value="4490.89322287373" calcext:value-type="float">
            <text:p>4490.8932228737</text:p>
          </table:table-cell>
          <table:table-cell table:style-name="ce4" table:formula="of:=((4*384)/([.E87]*10^(-3)))/1000" office:value-type="float" office:value="9162.1084779328" calcext:value-type="float">
            <text:p>9162.1084779328</text:p>
          </table:table-cell>
          <table:table-cell table:style-name="ce4" table:formula="of:=((4*384)/([.F87]*10^(-3)))/1000" office:value-type="float" office:value="83417.2846479068" calcext:value-type="float">
            <text:p>83417.2846479068</text:p>
          </table:table-cell>
          <table:table-cell table:style-name="ce4" table:formula="of:=((4*384)/([.G87]*10^(-3)))/1000" office:value-type="float" office:value="78852.3289928617" calcext:value-type="float">
            <text:p>78852.3289928617</text:p>
          </table:table-cell>
          <table:table-cell table:style-name="ce4" table:formula="of:=((4*384)/([.H87]*10^(-3)))/1000" office:value-type="float" office:value="306171.264551108" calcext:value-type="float">
            <text:p>306171.26455110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1.2746605" calcext:value-type="float">
            <text:p>1.27466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02976" calcext:value-type="float">
            <text:p>5.02976</text:p>
          </table:table-cell>
          <table:table-cell table:style-name="ce1" office:value-type="float" office:value="3.1843" calcext:value-type="float">
            <text:p>3.1843</text:p>
          </table:table-cell>
          <table:table-cell table:style-name="ce1" office:value-type="float" office:value="1.0749" calcext:value-type="float">
            <text:p>1.0749</text:p>
          </table:table-cell>
          <table:table-cell table:style-name="ce1" office:value-type="float" office:value="211.68" calcext:value-type="float">
            <text:p>211.68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18.089" calcext:value-type="float">
            <text:p>18.089</text:p>
          </table:table-cell>
          <table:table-cell table:style-name="ce1" office:value-type="float" office:value="5.955" calcext:value-type="float">
            <text:p>5.955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889" calcext:value-type="percentage">
            <text:p>98.89%</text:p>
          </table:table-cell>
          <table:table-cell table:style-name="ce12" office:value-type="percentage" office:value="0.9835" calcext:value-type="percentage">
            <text:p>98.35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86288" calcext:value-type="float">
            <text:p>5.86288</text:p>
          </table:table-cell>
          <table:table-cell table:style-name="ce1" office:value-type="float" office:value="3.184" calcext:value-type="float">
            <text:p>3.184</text:p>
          </table:table-cell>
          <table:table-cell table:style-name="ce1" office:value-type="float" office:value="1.0707" calcext:value-type="float">
            <text:p>1.0707</text:p>
          </table:table-cell>
          <table:table-cell table:style-name="ce1" office:value-type="float" office:value="212.16" calcext:value-type="float">
            <text:p>212.16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18.889" calcext:value-type="float">
            <text:p>18.889</text:p>
          </table:table-cell>
          <table:table-cell table:style-name="ce1" office:value-type="float" office:value="5.923" calcext:value-type="float">
            <text:p>5.923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804" calcext:value-type="percentage">
            <text:p>98.04%</text:p>
          </table:table-cell>
          <table:table-cell table:style-name="ce6" office:value-type="percentage" office:value="0.7114" calcext:value-type="percentage">
            <text:p>71.1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979968" calcext:value-type="float">
            <text:p>5.979968</text:p>
          </table:table-cell>
          <table:table-cell table:style-name="ce1" office:value-type="float" office:value="3.1848" calcext:value-type="float">
            <text:p>3.1848</text:p>
          </table:table-cell>
          <table:table-cell table:style-name="ce1" office:value-type="float" office:value="1.0734" calcext:value-type="float">
            <text:p>1.0734</text:p>
          </table:table-cell>
          <table:table-cell table:style-name="ce1" office:value-type="float" office:value="211.57" calcext:value-type="float">
            <text:p>211.57</text:p>
          </table:table-cell>
          <table:table-cell table:style-name="ce1" office:value-type="float" office:value="28.651" calcext:value-type="float">
            <text:p>28.651</text:p>
          </table:table-cell>
          <table:table-cell table:style-name="ce1" office:value-type="float" office:value="18.567" calcext:value-type="float">
            <text:p>18.567</text:p>
          </table:table-cell>
          <table:table-cell table:style-name="ce1" office:value-type="float" office:value="5.923" calcext:value-type="float">
            <text:p>5.923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393" calcext:value-type="percentage">
            <text:p>93.93%</text:p>
          </table:table-cell>
          <table:table-cell table:style-name="ce12" office:value-type="percentage" office:value="0.9404" calcext:value-type="percentage">
            <text:p>94.0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175264" calcext:value-type="float">
            <text:p>5.175264</text:p>
          </table:table-cell>
          <table:table-cell table:style-name="ce1" office:value-type="float" office:value="3.186" calcext:value-type="float">
            <text:p>3.186</text:p>
          </table:table-cell>
          <table:table-cell table:style-name="ce1" office:value-type="float" office:value="1.0739" calcext:value-type="float">
            <text:p>1.0739</text:p>
          </table:table-cell>
          <table:table-cell table:style-name="ce1" office:value-type="float" office:value="212.09" calcext:value-type="float">
            <text:p>212.09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18.759" calcext:value-type="float">
            <text:p>18.759</text:p>
          </table:table-cell>
          <table:table-cell table:style-name="ce1" office:value-type="float" office:value="5.923" calcext:value-type="float">
            <text:p>5.92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147552" calcext:value-type="float">
            <text:p>5.147552</text:p>
          </table:table-cell>
          <table:table-cell table:style-name="ce1" office:value-type="float" office:value="3.182" calcext:value-type="float">
            <text:p>3.182</text:p>
          </table:table-cell>
          <table:table-cell table:style-name="ce1" office:value-type="float" office:value="1.073" calcext:value-type="float">
            <text:p>1.073</text:p>
          </table:table-cell>
          <table:table-cell table:style-name="ce1" office:value-type="float" office:value="211.32" calcext:value-type="float">
            <text:p>211.32</text:p>
          </table:table-cell>
          <table:table-cell table:style-name="ce1" office:value-type="float" office:value="29.133" calcext:value-type="float">
            <text:p>29.133</text:p>
          </table:table-cell>
          <table:table-cell table:style-name="ce1" office:value-type="float" office:value="18.856" calcext:value-type="float">
            <text:p>18.856</text:p>
          </table:table-cell>
          <table:table-cell table:style-name="ce1" office:value-type="float" office:value="6.082" calcext:value-type="float">
            <text:p>6.08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590752" calcext:value-type="float">
            <text:p>5.590752</text:p>
          </table:table-cell>
          <table:table-cell table:style-name="ce1" office:value-type="float" office:value="3.2463" calcext:value-type="float">
            <text:p>3.2463</text:p>
          </table:table-cell>
          <table:table-cell table:style-name="ce1" office:value-type="float" office:value="1.072" calcext:value-type="float">
            <text:p>1.072</text:p>
          </table:table-cell>
          <table:table-cell table:style-name="ce1" office:value-type="float" office:value="212.03" calcext:value-type="float">
            <text:p>212.03</text:p>
          </table:table-cell>
          <table:table-cell table:style-name="ce1" office:value-type="float" office:value="14.472" calcext:value-type="float">
            <text:p>14.472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2.273" calcext:value-type="float">
            <text:p>2.2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12208" calcext:value-type="float">
            <text:p>5.12208</text:p>
          </table:table-cell>
          <table:table-cell table:style-name="ce2" office:value-type="float" office:value="3.1902" calcext:value-type="float">
            <text:p>3.1902</text:p>
          </table:table-cell>
          <table:table-cell table:style-name="ce2" office:value-type="float" office:value="1.0769" calcext:value-type="float">
            <text:p>1.0769</text:p>
          </table:table-cell>
          <table:table-cell table:style-name="ce1" office:value-type="float" office:value="212.26" calcext:value-type="float">
            <text:p>212.26</text:p>
          </table:table-cell>
          <table:table-cell table:style-name="ce1" office:value-type="float" office:value="28.811" calcext:value-type="float">
            <text:p>28.811</text:p>
          </table:table-cell>
          <table:table-cell table:style-name="ce1" office:value-type="float" office:value="18.058" calcext:value-type="float">
            <text:p>18.058</text:p>
          </table:table-cell>
          <table:table-cell table:style-name="ce1" office:value-type="float" office:value="5.923" calcext:value-type="float">
            <text:p>5.92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28208" calcext:value-type="float">
            <text:p>5.28208</text:p>
          </table:table-cell>
          <table:table-cell table:style-name="ce1" office:value-type="float" office:value="3.2605" calcext:value-type="float">
            <text:p>3.2605</text:p>
          </table:table-cell>
          <table:table-cell table:style-name="ce1" office:value-type="float" office:value="1.0805" calcext:value-type="float">
            <text:p>1.0805</text:p>
          </table:table-cell>
          <table:table-cell table:style-name="ce1" office:value-type="float" office:value="214.5" calcext:value-type="float">
            <text:p>214.5</text:p>
          </table:table-cell>
          <table:table-cell table:style-name="ce1" office:value-type="float" office:value="28.685" calcext:value-type="float">
            <text:p>28.685</text:p>
          </table:table-cell>
          <table:table-cell table:style-name="ce1" office:value-type="float" office:value="10.984" calcext:value-type="float">
            <text:p>10.984</text:p>
          </table:table-cell>
          <table:table-cell table:style-name="ce1" office:value-type="float" office:value="5.891" calcext:value-type="float">
            <text:p>5.89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061056" calcext:value-type="float">
            <text:p>5.061056</text:p>
          </table:table-cell>
          <table:table-cell table:style-name="ce2" office:value-type="float" office:value="3.1833" calcext:value-type="float">
            <text:p>3.1833</text:p>
          </table:table-cell>
          <table:table-cell table:style-name="ce2" office:value-type="float" office:value="1.0752" calcext:value-type="float">
            <text:p>1.0752</text:p>
          </table:table-cell>
          <table:table-cell table:style-name="ce2" office:value-type="float" office:value="211.48" calcext:value-type="float">
            <text:p>211.48</text:p>
          </table:table-cell>
          <table:table-cell table:style-name="ce2" office:value-type="float" office:value="29.164" calcext:value-type="float">
            <text:p>29.164</text:p>
          </table:table-cell>
          <table:table-cell table:style-name="ce2" office:value-type="float" office:value="18.539" calcext:value-type="float">
            <text:p>18.539</text:p>
          </table:table-cell>
          <table:table-cell table:style-name="ce1" office:value-type="float" office:value="5.922" calcext:value-type="float">
            <text:p>5.9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09136" calcext:value-type="float">
            <text:p>6.09136</text:p>
          </table:table-cell>
          <table:table-cell table:style-name="ce2" office:value-type="float" office:value="3.1796" calcext:value-type="float">
            <text:p>3.1796</text:p>
          </table:table-cell>
          <table:table-cell table:style-name="ce2" office:value-type="float" office:value="1.0713" calcext:value-type="float">
            <text:p>1.0713</text:p>
          </table:table-cell>
          <table:table-cell table:style-name="ce2" office:value-type="float" office:value="211.61" calcext:value-type="float">
            <text:p>211.61</text:p>
          </table:table-cell>
          <table:table-cell table:style-name="ce2" office:value-type="float" office:value="29.004" calcext:value-type="float">
            <text:p>29.004</text:p>
          </table:table-cell>
          <table:table-cell table:style-name="ce2" office:value-type="float" office:value="18.086" calcext:value-type="float">
            <text:p>18.086</text:p>
          </table:table-cell>
          <table:table-cell table:style-name="ce1" office:value-type="float" office:value="5.922" calcext:value-type="float">
            <text:p>5.9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03216" calcext:value-type="float">
            <text:p>5.03216</text:p>
          </table:table-cell>
          <table:table-cell table:style-name="ce2" office:value-type="float" office:value="3.1911" calcext:value-type="float">
            <text:p>3.1911</text:p>
          </table:table-cell>
          <table:table-cell table:style-name="ce2" office:value-type="float" office:value="1.0794" calcext:value-type="float">
            <text:p>1.0794</text:p>
          </table:table-cell>
          <table:table-cell table:style-name="ce2" office:value-type="float" office:value="212.32" calcext:value-type="float">
            <text:p>212.32</text:p>
          </table:table-cell>
          <table:table-cell table:style-name="ce2" office:value-type="float" office:value="29.133" calcext:value-type="float">
            <text:p>29.133</text:p>
          </table:table-cell>
          <table:table-cell table:style-name="ce2" office:value-type="float" office:value="18.666" calcext:value-type="float">
            <text:p>18.666</text:p>
          </table:table-cell>
          <table:table-cell table:style-name="ce2" office:value-type="float" office:value="5.89" calcext:value-type="float">
            <text:p>5.8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2256" calcext:value-type="float">
            <text:p>5.92256</text:p>
          </table:table-cell>
          <table:table-cell table:style-name="ce2" office:value-type="float" office:value="3.1898" calcext:value-type="float">
            <text:p>3.1898</text:p>
          </table:table-cell>
          <table:table-cell table:style-name="ce2" office:value-type="float" office:value="1.0821" calcext:value-type="float">
            <text:p>1.0821</text:p>
          </table:table-cell>
          <table:table-cell table:style-name="ce2" office:value-type="float" office:value="217.71" calcext:value-type="float">
            <text:p>217.71</text:p>
          </table:table-cell>
          <table:table-cell table:style-name="ce2" office:value-type="float" office:value="29.002" calcext:value-type="float">
            <text:p>29.002</text:p>
          </table:table-cell>
          <table:table-cell table:style-name="ce2" office:value-type="float" office:value="18.308" calcext:value-type="float">
            <text:p>18.308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048064" calcext:value-type="float">
            <text:p>5.048064</text:p>
          </table:table-cell>
          <table:table-cell table:style-name="ce2" office:value-type="float" office:value="3.1793" calcext:value-type="float">
            <text:p>3.1793</text:p>
          </table:table-cell>
          <table:table-cell table:style-name="ce2" office:value-type="float" office:value="1.0722" calcext:value-type="float">
            <text:p>1.0722</text:p>
          </table:table-cell>
          <table:table-cell table:style-name="ce2" office:value-type="float" office:value="211.64" calcext:value-type="float">
            <text:p>211.64</text:p>
          </table:table-cell>
          <table:table-cell table:style-name="ce2" office:value-type="float" office:value="29.836" calcext:value-type="float">
            <text:p>29.836</text:p>
          </table:table-cell>
          <table:table-cell table:style-name="ce2" office:value-type="float" office:value="18.632" calcext:value-type="float">
            <text:p>18.632</text:p>
          </table:table-cell>
          <table:table-cell table:style-name="ce2" office:value-type="float" office:value="6.242" calcext:value-type="float">
            <text:p>6.2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11248" calcext:value-type="float">
            <text:p>6.11248</text:p>
          </table:table-cell>
          <table:table-cell table:style-name="ce2" office:value-type="float" office:value="3.1685" calcext:value-type="float">
            <text:p>3.1685</text:p>
          </table:table-cell>
          <table:table-cell table:style-name="ce2" office:value-type="float" office:value="1.0824" calcext:value-type="float">
            <text:p>1.0824</text:p>
          </table:table-cell>
          <table:table-cell table:style-name="ce2" office:value-type="float" office:value="223.45" calcext:value-type="float">
            <text:p>223.45</text:p>
          </table:table-cell>
          <table:table-cell table:style-name="ce2" office:value-type="float" office:value="28.618" calcext:value-type="float">
            <text:p>28.618</text:p>
          </table:table-cell>
          <table:table-cell table:style-name="ce2" office:value-type="float" office:value="18.663" calcext:value-type="float">
            <text:p>18.663</text:p>
          </table:table-cell>
          <table:table-cell table:style-name="ce2" office:value-type="float" office:value="5.122" calcext:value-type="float">
            <text:p>5.1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405792" calcext:value-type="float">
            <text:p>5.405792</text:p>
          </table:table-cell>
          <table:table-cell table:style-name="ce2" office:value-type="float" office:value="3.1846" calcext:value-type="float">
            <text:p>3.1846</text:p>
          </table:table-cell>
          <table:table-cell table:style-name="ce2" office:value-type="float" office:value="1.0666" calcext:value-type="float">
            <text:p>1.0666</text:p>
          </table:table-cell>
          <table:table-cell table:style-name="ce2" office:value-type="float" office:value="211.84" calcext:value-type="float">
            <text:p>211.84</text:p>
          </table:table-cell>
          <table:table-cell table:style-name="ce2" office:value-type="float" office:value="28.75" calcext:value-type="float">
            <text:p>28.75</text:p>
          </table:table-cell>
          <table:table-cell table:style-name="ce2" office:value-type="float" office:value="18.281" calcext:value-type="float">
            <text:p>18.281</text:p>
          </table:table-cell>
          <table:table-cell table:style-name="ce2" office:value-type="float" office:value="5.987" calcext:value-type="float">
            <text:p>5.98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496576" calcext:value-type="float">
            <text:p>5.496576</text:p>
          </table:table-cell>
          <table:table-cell table:style-name="ce1" office:value-type="float" office:value="3.1855" calcext:value-type="float">
            <text:p>3.1855</text:p>
          </table:table-cell>
          <table:table-cell table:style-name="ce1" office:value-type="float" office:value="1.078" calcext:value-type="float">
            <text:p>1.078</text:p>
          </table:table-cell>
          <table:table-cell table:style-name="ce1" office:value-type="float" office:value="211.68" calcext:value-type="float">
            <text:p>211.68</text:p>
          </table:table-cell>
          <table:table-cell table:style-name="ce1" office:value-type="float" office:value="29.198" calcext:value-type="float">
            <text:p>29.198</text:p>
          </table:table-cell>
          <table:table-cell table:style-name="ce1" office:value-type="float" office:value="18.024" calcext:value-type="float">
            <text:p>18.024</text:p>
          </table:table-cell>
          <table:table-cell table:style-name="ce2" office:value-type="float" office:value="5.923" calcext:value-type="float">
            <text:p>5.92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667968" calcext:value-type="float">
            <text:p>5.667968</text:p>
          </table:table-cell>
          <table:table-cell table:style-name="ce1" office:value-type="float" office:value="3.1721" calcext:value-type="float">
            <text:p>3.1721</text:p>
          </table:table-cell>
          <table:table-cell table:style-name="ce1" office:value-type="float" office:value="1.073" calcext:value-type="float">
            <text:p>1.073</text:p>
          </table:table-cell>
          <table:table-cell table:style-name="ce1" office:value-type="float" office:value="220.21" calcext:value-type="float">
            <text:p>220.21</text:p>
          </table:table-cell>
          <table:table-cell table:style-name="ce1" office:value-type="float" office:value="28.939" calcext:value-type="float">
            <text:p>28.939</text:p>
          </table:table-cell>
          <table:table-cell table:style-name="ce1" office:value-type="float" office:value="18.857" calcext:value-type="float">
            <text:p>18.857</text:p>
          </table:table-cell>
          <table:table-cell table:style-name="ce2" office:value-type="float" office:value="5.922" calcext:value-type="float">
            <text:p>5.9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47552" calcext:value-type="float">
            <text:p>5.47552</text:p>
          </table:table-cell>
          <table:table-cell table:style-name="ce1" office:value-type="float" office:value="3.184" calcext:value-type="float">
            <text:p>3.184</text:p>
          </table:table-cell>
          <table:table-cell table:style-name="ce1" office:value-type="float" office:value="1.0735" calcext:value-type="float">
            <text:p>1.0735</text:p>
          </table:table-cell>
          <table:table-cell table:style-name="ce1" office:value-type="float" office:value="212.1" calcext:value-type="float">
            <text:p>212.1</text:p>
          </table:table-cell>
          <table:table-cell table:style-name="ce1" office:value-type="float" office:value="29.518" calcext:value-type="float">
            <text:p>29.518</text:p>
          </table:table-cell>
          <table:table-cell table:style-name="ce1" office:value-type="float" office:value="18.697" calcext:value-type="float">
            <text:p>18.697</text:p>
          </table:table-cell>
          <table:table-cell table:style-name="ce1" office:value-type="float" office:value="5.763" calcext:value-type="float">
            <text:p>5.76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5.07376" calcext:value-type="float">
            <text:p>5.07376</text:p>
          </table:table-cell>
          <table:table-cell table:style-name="ce1" office:value-type="float" office:value="3.1862" calcext:value-type="float">
            <text:p>3.1862</text:p>
          </table:table-cell>
          <table:table-cell table:style-name="ce1" office:value-type="float" office:value="1.0742" calcext:value-type="float">
            <text:p>1.0742</text:p>
          </table:table-cell>
          <table:table-cell table:style-name="ce1" office:value-type="float" office:value="211.49" calcext:value-type="float">
            <text:p>211.49</text:p>
          </table:table-cell>
          <table:table-cell table:style-name="ce1" office:value-type="float" office:value="29.356" calcext:value-type="float">
            <text:p>29.356</text:p>
          </table:table-cell>
          <table:table-cell table:style-name="ce1" office:value-type="float" office:value="18.12" calcext:value-type="float">
            <text:p>18.12</text:p>
          </table:table-cell>
          <table:table-cell office:value-type="float" office:value="5.987" calcext:value-type="float">
            <text:p>5.98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029728" calcext:value-type="float">
            <text:p>5.029728</text:p>
          </table:table-cell>
          <table:table-cell table:style-name="ce1" office:value-type="float" office:value="3.1753" calcext:value-type="float">
            <text:p>3.1753</text:p>
          </table:table-cell>
          <table:table-cell table:style-name="ce1" office:value-type="float" office:value="1.0715" calcext:value-type="float">
            <text:p>1.0715</text:p>
          </table:table-cell>
          <table:table-cell table:style-name="ce1" office:value-type="float" office:value="212.37" calcext:value-type="float">
            <text:p>212.37</text:p>
          </table:table-cell>
          <table:table-cell table:style-name="ce1" office:value-type="float" office:value="28.684" calcext:value-type="float">
            <text:p>28.684</text:p>
          </table:table-cell>
          <table:table-cell table:style-name="ce1" office:value-type="float" office:value="18.633" calcext:value-type="float">
            <text:p>18.633</text:p>
          </table:table-cell>
          <table:table-cell office:value-type="float" office:value="6.37" calcext:value-type="float">
            <text:p>6.37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5.430368" calcext:value-type="float">
            <text:p>5.430368</text:p>
          </table:table-cell>
          <table:table-cell table:style-name="ce3" table:formula="of:=AVERAGE([.C96:.C115])" office:value-type="float" office:value="3.18987" calcext:value-type="float">
            <text:p>3.18987</text:p>
          </table:table-cell>
          <table:table-cell table:style-name="ce3" table:formula="of:=AVERAGE([.D96:.D115])" office:value-type="float" office:value="1.074735" calcext:value-type="float">
            <text:p>1.074735</text:p>
          </table:table-cell>
          <table:table-cell table:style-name="ce3" table:formula="of:=AVERAGE([.E96:.E115])/1000" office:value-type="float" office:value="0.2132755" calcext:value-type="float">
            <text:p>0.2132755</text:p>
          </table:table-cell>
          <table:table-cell table:style-name="ce3" table:formula="of:=AVERAGE([.F96:.F115])/1000" office:value-type="float" office:value="0.0282552" calcext:value-type="float">
            <text:p>0.0282552</text:p>
          </table:table-cell>
          <table:table-cell table:style-name="ce3" table:formula="of:=AVERAGE([.G96:.G115])/1000" office:value-type="float" office:value="0.0181009" calcext:value-type="float">
            <text:p>0.0181009</text:p>
          </table:table-cell>
          <table:table-cell table:style-name="ce3" table:formula="of:=AVERAGE([.H96:.H115])/1000" office:value-type="float" office:value="0.00574965" calcext:value-type="float">
            <text:p>0.005749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388935757767134" calcext:value-type="float">
            <text:p>0.3889357578</text:p>
          </table:table-cell>
          <table:table-cell table:style-name="ce3" table:formula="of:=STDEV([.C96:.C115])" office:value-type="float" office:value="0.0225745105443239" calcext:value-type="float">
            <text:p>0.0225745105</text:p>
          </table:table-cell>
          <table:table-cell table:style-name="ce3" table:formula="of:=STDEV([.D96:.D115])" office:value-type="float" office:value="0.00405570099074326" calcext:value-type="float">
            <text:p>0.004055701</text:p>
          </table:table-cell>
          <table:table-cell table:style-name="ce3" table:formula="of:=STDEV([.E96:.E115])/1000" office:value-type="float" office:value="0.00329963391111323" calcext:value-type="float">
            <text:p>0.0032996339</text:p>
          </table:table-cell>
          <table:table-cell table:style-name="ce3" table:formula="of:=STDEV([.F96:.F115])/1000" office:value-type="float" office:value="0.00326100403653779" calcext:value-type="float">
            <text:p>0.003261004</text:p>
          </table:table-cell>
          <table:table-cell table:style-name="ce3" table:formula="of:=STDEV([.G96:.G115])/1000" office:value-type="float" office:value="0.00170044678029969" calcext:value-type="float">
            <text:p>0.0017004468</text:p>
          </table:table-cell>
          <table:table-cell table:style-name="ce3" table:formula="of:=STDEV([.H96:.H115])/1000" office:value-type="float" office:value="0.000850480005334449" calcext:value-type="float">
            <text:p>0.0008504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7.1622357410609" calcext:value-type="float">
            <text:p>7.1622357411</text:p>
          </table:table-cell>
          <table:table-cell table:style-name="ce3" table:formula="of:=([.C118]/[.C117])*100" office:value-type="float" office:value="0.707693747529645" calcext:value-type="float">
            <text:p>0.7076937475</text:p>
          </table:table-cell>
          <table:table-cell table:style-name="ce3" table:formula="of:=([.D118]/[.D117])*100" office:value-type="float" office:value="0.377367536252496" calcext:value-type="float">
            <text:p>0.3773675363</text:p>
          </table:table-cell>
          <table:table-cell table:style-name="ce3" table:formula="of:=([.E118]/[.E117])*100" office:value-type="float" office:value="1.54712281115892" calcext:value-type="float">
            <text:p>1.5471228112</text:p>
          </table:table-cell>
          <table:table-cell table:style-name="ce3" table:formula="of:=([.F118]/[.F117])*100" office:value-type="float" office:value="11.5412527129088" calcext:value-type="float">
            <text:p>11.5412527129</text:p>
          </table:table-cell>
          <table:table-cell table:style-name="ce3" table:formula="of:=([.G118]/[.G117])*100" office:value-type="float" office:value="9.39426647459347" calcext:value-type="float">
            <text:p>9.3942664746</text:p>
          </table:table-cell>
          <table:table-cell table:style-name="ce3" table:formula="of:=([.H118]/[.H117])*100" office:value-type="float" office:value="14.7918569884158" calcext:value-type="float">
            <text:p>14.791856988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353.567198392448" calcext:value-type="float">
            <text:p>353.5671983924</text:p>
          </table:table-cell>
          <table:table-cell table:style-name="ce4" table:formula="of:=((5*310)/([.C117]*10^(-3)))/1000" office:value-type="float" office:value="485.913219034005" calcext:value-type="float">
            <text:p>485.913219034</text:p>
          </table:table-cell>
          <table:table-cell table:style-name="ce4" table:formula="of:=((5*310)/([.D117]*10^(-3)))/1000" office:value-type="float" office:value="1442.21598812731" calcext:value-type="float">
            <text:p>1442.2159881273</text:p>
          </table:table-cell>
          <table:table-cell table:style-name="ce4" table:formula="of:=((5*310)/([.E117]*10^(-3)))/1000" office:value-type="float" office:value="7267.59519963615" calcext:value-type="float">
            <text:p>7267.5951996362</text:p>
          </table:table-cell>
          <table:table-cell table:style-name="ce4" table:formula="of:=((5*310)/([.F117]*10^(-3)))/1000" office:value-type="float" office:value="54857.1590362128" calcext:value-type="float">
            <text:p>54857.1590362128</text:p>
          </table:table-cell>
          <table:table-cell table:style-name="ce4" table:formula="of:=((5*310)/([.G117]*10^(-3)))/1000" office:value-type="float" office:value="85631.1012159616" calcext:value-type="float">
            <text:p>85631.1012159616</text:p>
          </table:table-cell>
          <table:table-cell table:style-name="ce4" table:formula="of:=((5*310)/([.H117]*10^(-3)))/1000" office:value-type="float" office:value="269581.626707713" calcext:value-type="float">
            <text:p>269581.62670771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4.4778805" calcext:value-type="float">
            <text:p>4.477880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2" svg:width="453.51pt" svg:height="255.09pt" svg:x="2.83pt" svg:y="314.59pt">
            <loext:p draw:notify-on-update-of-ranges="Sheet2.A1:Sheet2.A20 Sheet2.B1:Sheet2.B20 Sheet2.C1:Sheet2.C20" text:style-name="P1">=m8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5.0704" calcext:value-type="float">
            <text:p>5.0704</text:p>
          </table:table-cell>
          <table:table-cell office:value-type="float" office:value="5.02976" calcext:value-type="float">
            <text:p>5.02976</text:p>
          </table:table-cell>
          <table:table-cell office:value-type="float" office:value="6.83664" calcext:value-type="float">
            <text:p>6.83664</text:p>
          </table:table-cell>
          <table:table-cell table:formula="of:=MIN([.A1:.C1])" office:value-type="float" office:value="5.02976" calcext:value-type="float">
            <text:p>5.02976</text:p>
          </table:table-cell>
        </table:table-row>
        <table:table-row table:style-name="ro1">
          <table:table-cell office:value-type="float" office:value="7.50032" calcext:value-type="float">
            <text:p>7.50032</text:p>
          </table:table-cell>
          <table:table-cell office:value-type="float" office:value="5.86288" calcext:value-type="float">
            <text:p>5.86288</text:p>
          </table:table-cell>
          <table:table-cell office:value-type="float" office:value="6.6472" calcext:value-type="float">
            <text:p>6.6472</text:p>
          </table:table-cell>
          <table:table-cell table:formula="of:=MIN([.A2:.C2])" office:value-type="float" office:value="5.86288" calcext:value-type="float">
            <text:p>5.86288</text:p>
          </table:table-cell>
        </table:table-row>
        <table:table-row table:style-name="ro1">
          <table:table-cell office:value-type="float" office:value="5.979968" calcext:value-type="float">
            <text:p>5.979968</text:p>
          </table:table-cell>
          <table:table-cell office:value-type="float" office:value="7.52608" calcext:value-type="float">
            <text:p>7.52608</text:p>
          </table:table-cell>
          <table:table-cell office:value-type="float" office:value="6.747072" calcext:value-type="float">
            <text:p>6.747072</text:p>
          </table:table-cell>
          <table:table-cell table:formula="of:=MIN([.A3:.C3])" office:value-type="float" office:value="5.979968" calcext:value-type="float">
            <text:p>5.979968</text:p>
          </table:table-cell>
        </table:table-row>
        <table:table-row table:style-name="ro1">
          <table:table-cell office:value-type="float" office:value="6.849184" calcext:value-type="float">
            <text:p>6.849184</text:p>
          </table:table-cell>
          <table:table-cell office:value-type="float" office:value="5.3824" calcext:value-type="float">
            <text:p>5.3824</text:p>
          </table:table-cell>
          <table:table-cell office:value-type="float" office:value="5.175264" calcext:value-type="float">
            <text:p>5.175264</text:p>
          </table:table-cell>
          <table:table-cell table:formula="of:=MIN([.A4:.C4])" office:value-type="float" office:value="5.175264" calcext:value-type="float">
            <text:p>5.175264</text:p>
          </table:table-cell>
        </table:table-row>
        <table:table-row table:style-name="ro1">
          <table:table-cell office:value-type="float" office:value="6.21792" calcext:value-type="float">
            <text:p>6.21792</text:p>
          </table:table-cell>
          <table:table-cell office:value-type="float" office:value="7.38112" calcext:value-type="float">
            <text:p>7.38112</text:p>
          </table:table-cell>
          <table:table-cell office:value-type="float" office:value="5.147552" calcext:value-type="float">
            <text:p>5.147552</text:p>
          </table:table-cell>
          <table:table-cell table:formula="of:=MIN([.A5:.C5])" office:value-type="float" office:value="5.147552" calcext:value-type="float">
            <text:p>5.147552</text:p>
          </table:table-cell>
        </table:table-row>
        <table:table-row table:style-name="ro1">
          <table:table-cell office:value-type="float" office:value="5.590752" calcext:value-type="float">
            <text:p>5.590752</text:p>
          </table:table-cell>
          <table:table-cell office:value-type="float" office:value="7.432224" calcext:value-type="float">
            <text:p>7.432224</text:p>
          </table:table-cell>
          <table:table-cell office:value-type="float" office:value="6.06048" calcext:value-type="float">
            <text:p>6.06048</text:p>
          </table:table-cell>
          <table:table-cell table:formula="of:=MIN([.A6:.C6])" office:value-type="float" office:value="5.590752" calcext:value-type="float">
            <text:p>5.590752</text:p>
          </table:table-cell>
        </table:table-row>
        <table:table-row table:style-name="ro1">
          <table:table-cell office:value-type="float" office:value="6.134464" calcext:value-type="float">
            <text:p>6.134464</text:p>
          </table:table-cell>
          <table:table-cell office:value-type="float" office:value="5.139904" calcext:value-type="float">
            <text:p>5.139904</text:p>
          </table:table-cell>
          <table:table-cell office:value-type="float" office:value="5.12208" calcext:value-type="float">
            <text:p>5.12208</text:p>
          </table:table-cell>
          <table:table-cell table:formula="of:=MIN([.A7:.C7])" office:value-type="float" office:value="5.12208" calcext:value-type="float">
            <text:p>5.12208</text:p>
          </table:table-cell>
        </table:table-row>
        <table:table-row table:style-name="ro1">
          <table:table-cell office:value-type="float" office:value="5.509408" calcext:value-type="float">
            <text:p>5.509408</text:p>
          </table:table-cell>
          <table:table-cell office:value-type="float" office:value="5.28208" calcext:value-type="float">
            <text:p>5.28208</text:p>
          </table:table-cell>
          <table:table-cell office:value-type="float" office:value="5.961696" calcext:value-type="float">
            <text:p>5.961696</text:p>
          </table:table-cell>
          <table:table-cell table:formula="of:=MIN([.A8:.C8])" office:value-type="float" office:value="5.28208" calcext:value-type="float">
            <text:p>5.28208</text:p>
          </table:table-cell>
        </table:table-row>
        <table:table-row table:style-name="ro1">
          <table:table-cell office:value-type="float" office:value="5.552032" calcext:value-type="float">
            <text:p>5.552032</text:p>
          </table:table-cell>
          <table:table-cell office:value-type="float" office:value="6.34352" calcext:value-type="float">
            <text:p>6.34352</text:p>
          </table:table-cell>
          <table:table-cell office:value-type="float" office:value="5.061056" calcext:value-type="float">
            <text:p>5.061056</text:p>
          </table:table-cell>
          <table:table-cell table:formula="of:=MIN([.A9:.C9])" office:value-type="float" office:value="5.061056" calcext:value-type="float">
            <text:p>5.061056</text:p>
          </table:table-cell>
        </table:table-row>
        <table:table-row table:style-name="ro1">
          <table:table-cell office:value-type="float" office:value="6.56944" calcext:value-type="float">
            <text:p>6.56944</text:p>
          </table:table-cell>
          <table:table-cell office:value-type="float" office:value="6.09136" calcext:value-type="float">
            <text:p>6.09136</text:p>
          </table:table-cell>
          <table:table-cell office:value-type="float" office:value="6.38048" calcext:value-type="float">
            <text:p>6.38048</text:p>
          </table:table-cell>
          <table:table-cell table:formula="of:=MIN([.A10:.C10])" office:value-type="float" office:value="6.09136" calcext:value-type="float">
            <text:p>6.09136</text:p>
          </table:table-cell>
        </table:table-row>
        <table:table-row table:style-name="ro1">
          <table:table-cell office:value-type="float" office:value="5.03216" calcext:value-type="float">
            <text:p>5.03216</text:p>
          </table:table-cell>
          <table:table-cell office:value-type="float" office:value="6.10976" calcext:value-type="float">
            <text:p>6.10976</text:p>
          </table:table-cell>
          <table:table-cell office:value-type="float" office:value="5.58432" calcext:value-type="float">
            <text:p>5.58432</text:p>
          </table:table-cell>
          <table:table-cell table:formula="of:=MIN([.A11:.C11])" office:value-type="float" office:value="5.03216" calcext:value-type="float">
            <text:p>5.03216</text:p>
          </table:table-cell>
        </table:table-row>
        <table:table-row table:style-name="ro1">
          <table:table-cell office:value-type="float" office:value="5.92256" calcext:value-type="float">
            <text:p>5.92256</text:p>
          </table:table-cell>
          <table:table-cell office:value-type="float" office:value="6.48272" calcext:value-type="float">
            <text:p>6.48272</text:p>
          </table:table-cell>
          <table:table-cell office:value-type="float" office:value="6.47856" calcext:value-type="float">
            <text:p>6.47856</text:p>
          </table:table-cell>
          <table:table-cell table:formula="of:=MIN([.A12:.C12])" office:value-type="float" office:value="5.92256" calcext:value-type="float">
            <text:p>5.92256</text:p>
          </table:table-cell>
        </table:table-row>
        <table:table-row table:style-name="ro1">
          <table:table-cell office:value-type="float" office:value="5.194176" calcext:value-type="float">
            <text:p>5.194176</text:p>
          </table:table-cell>
          <table:table-cell office:value-type="float" office:value="5.118752" calcext:value-type="float">
            <text:p>5.118752</text:p>
          </table:table-cell>
          <table:table-cell office:value-type="float" office:value="5.048064" calcext:value-type="float">
            <text:p>5.048064</text:p>
          </table:table-cell>
          <table:table-cell table:formula="of:=MIN([.A13:.C13])" office:value-type="float" office:value="5.048064" calcext:value-type="float">
            <text:p>5.048064</text:p>
          </table:table-cell>
        </table:table-row>
        <table:table-row table:style-name="ro1">
          <table:table-cell office:value-type="float" office:value="6.53136" calcext:value-type="float">
            <text:p>6.53136</text:p>
          </table:table-cell>
          <table:table-cell office:value-type="float" office:value="6.11248" calcext:value-type="float">
            <text:p>6.11248</text:p>
          </table:table-cell>
          <table:table-cell office:value-type="float" office:value="8.95584" calcext:value-type="float">
            <text:p>8.95584</text:p>
          </table:table-cell>
          <table:table-cell table:formula="of:=MIN([.A14:.C14])" office:value-type="float" office:value="6.11248" calcext:value-type="float">
            <text:p>6.11248</text:p>
          </table:table-cell>
        </table:table-row>
        <table:table-row table:style-name="ro1">
          <table:table-cell office:value-type="float" office:value="6.446624" calcext:value-type="float">
            <text:p>6.446624</text:p>
          </table:table-cell>
          <table:table-cell office:value-type="float" office:value="5.405792" calcext:value-type="float">
            <text:p>5.405792</text:p>
          </table:table-cell>
          <table:table-cell office:value-type="float" office:value="6.242496" calcext:value-type="float">
            <text:p>6.242496</text:p>
          </table:table-cell>
          <table:table-cell table:formula="of:=MIN([.A15:.C15])" office:value-type="float" office:value="5.405792" calcext:value-type="float">
            <text:p>5.405792</text:p>
          </table:table-cell>
        </table:table-row>
        <table:table-row table:style-name="ro1">
          <table:table-cell office:value-type="float" office:value="5.496576" calcext:value-type="float">
            <text:p>5.496576</text:p>
          </table:table-cell>
          <table:table-cell office:value-type="float" office:value="6.79168" calcext:value-type="float">
            <text:p>6.79168</text:p>
          </table:table-cell>
          <table:table-cell office:value-type="float" office:value="6.11984" calcext:value-type="float">
            <text:p>6.11984</text:p>
          </table:table-cell>
          <table:table-cell table:formula="of:=MIN([.A16:.C16])" office:value-type="float" office:value="5.496576" calcext:value-type="float">
            <text:p>5.496576</text:p>
          </table:table-cell>
        </table:table-row>
        <table:table-row table:style-name="ro1">
          <table:table-cell office:value-type="float" office:value="6.30144" calcext:value-type="float">
            <text:p>6.30144</text:p>
          </table:table-cell>
          <table:table-cell office:value-type="float" office:value="5.667968" calcext:value-type="float">
            <text:p>5.667968</text:p>
          </table:table-cell>
          <table:table-cell office:value-type="float" office:value="5.702976" calcext:value-type="float">
            <text:p>5.702976</text:p>
          </table:table-cell>
          <table:table-cell table:formula="of:=MIN([.A17:.C17])" office:value-type="float" office:value="5.667968" calcext:value-type="float">
            <text:p>5.667968</text:p>
          </table:table-cell>
        </table:table-row>
        <table:table-row table:style-name="ro1">
          <table:table-cell office:value-type="float" office:value="6.6312" calcext:value-type="float">
            <text:p>6.6312</text:p>
          </table:table-cell>
          <table:table-cell office:value-type="float" office:value="5.47552" calcext:value-type="float">
            <text:p>5.47552</text:p>
          </table:table-cell>
          <table:table-cell office:value-type="float" office:value="5.93056" calcext:value-type="float">
            <text:p>5.93056</text:p>
          </table:table-cell>
          <table:table-cell table:formula="of:=MIN([.A18:.C18])" office:value-type="float" office:value="5.47552" calcext:value-type="float">
            <text:p>5.47552</text:p>
          </table:table-cell>
        </table:table-row>
        <table:table-row table:style-name="ro1">
          <table:table-cell office:value-type="float" office:value="5.07376" calcext:value-type="float">
            <text:p>5.07376</text:p>
          </table:table-cell>
          <table:table-cell office:value-type="float" office:value="7.294592" calcext:value-type="float">
            <text:p>7.294592</text:p>
          </table:table-cell>
          <table:table-cell office:value-type="float" office:value="6.2368" calcext:value-type="float">
            <text:p>6.2368</text:p>
          </table:table-cell>
          <table:table-cell table:formula="of:=MIN([.A19:.C19])" office:value-type="float" office:value="5.07376" calcext:value-type="float">
            <text:p>5.07376</text:p>
          </table:table-cell>
        </table:table-row>
        <table:table-row table:style-name="ro1">
          <table:table-cell office:value-type="float" office:value="6.432224" calcext:value-type="float">
            <text:p>6.432224</text:p>
          </table:table-cell>
          <table:table-cell office:value-type="float" office:value="5.029728" calcext:value-type="float">
            <text:p>5.029728</text:p>
          </table:table-cell>
          <table:table-cell office:value-type="float" office:value="5.033024" calcext:value-type="float">
            <text:p>5.033024</text:p>
          </table:table-cell>
          <table:table-cell table:formula="of:=MIN([.A20:.C20])" office:value-type="float" office:value="5.029728" calcext:value-type="float">
            <text:p>5.029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 style:data-style-name="N2" text:time-value="16:08:47.191328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7T16:19:03.883264147</dc:date>
    <meta:editing-duration>P1DT4H56M49S</meta:editing-duration>
    <meta:editing-cycles>21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704">
                <text:p>5.0704</text:p>
                <draw:g>
                  <svg:desc>Sheet2.A1:Sheet2.A20</svg:desc>
                </draw:g>
              </table:table-cell>
              <table:table-cell office:value-type="float" office:value="5.02976">
                <text:p>5.02976</text:p>
                <draw:g>
                  <svg:desc>Sheet2.B1:Sheet2.B20</svg:desc>
                </draw:g>
              </table:table-cell>
              <table:table-cell office:value-type="float" office:value="6.83664">
                <text:p>6.83664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0032">
                <text:p>7.50032</text:p>
              </table:table-cell>
              <table:table-cell office:value-type="float" office:value="5.86288">
                <text:p>5.86288</text:p>
              </table:table-cell>
              <table:table-cell office:value-type="float" office:value="6.6472">
                <text:p>6.6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79968">
                <text:p>5.979968</text:p>
              </table:table-cell>
              <table:table-cell office:value-type="float" office:value="7.52608">
                <text:p>7.52608</text:p>
              </table:table-cell>
              <table:table-cell office:value-type="float" office:value="6.747072">
                <text:p>6.747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9184">
                <text:p>6.849184</text:p>
              </table:table-cell>
              <table:table-cell office:value-type="float" office:value="5.3824">
                <text:p>5.3824</text:p>
              </table:table-cell>
              <table:table-cell office:value-type="float" office:value="5.175264">
                <text:p>5.175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1792">
                <text:p>6.21792</text:p>
              </table:table-cell>
              <table:table-cell office:value-type="float" office:value="7.38112">
                <text:p>7.38112</text:p>
              </table:table-cell>
              <table:table-cell office:value-type="float" office:value="5.147552">
                <text:p>5.14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90752">
                <text:p>5.590752</text:p>
              </table:table-cell>
              <table:table-cell office:value-type="float" office:value="7.432224">
                <text:p>7.432224</text:p>
              </table:table-cell>
              <table:table-cell office:value-type="float" office:value="6.06048">
                <text:p>6.06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34464">
                <text:p>6.134464</text:p>
              </table:table-cell>
              <table:table-cell office:value-type="float" office:value="5.139904">
                <text:p>5.139904</text:p>
              </table:table-cell>
              <table:table-cell office:value-type="float" office:value="5.12208">
                <text:p>5.12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09408">
                <text:p>5.509408</text:p>
              </table:table-cell>
              <table:table-cell office:value-type="float" office:value="5.28208">
                <text:p>5.28208</text:p>
              </table:table-cell>
              <table:table-cell office:value-type="float" office:value="5.961696">
                <text:p>5.961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52032">
                <text:p>5.552032</text:p>
              </table:table-cell>
              <table:table-cell office:value-type="float" office:value="6.34352">
                <text:p>6.34352</text:p>
              </table:table-cell>
              <table:table-cell office:value-type="float" office:value="5.061056">
                <text:p>5.061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6944">
                <text:p>6.56944</text:p>
              </table:table-cell>
              <table:table-cell office:value-type="float" office:value="6.09136">
                <text:p>6.09136</text:p>
              </table:table-cell>
              <table:table-cell office:value-type="float" office:value="6.38048">
                <text:p>6.38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216">
                <text:p>5.03216</text:p>
              </table:table-cell>
              <table:table-cell office:value-type="float" office:value="6.10976">
                <text:p>6.10976</text:p>
              </table:table-cell>
              <table:table-cell office:value-type="float" office:value="5.58432">
                <text:p>5.58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2256">
                <text:p>5.92256</text:p>
              </table:table-cell>
              <table:table-cell office:value-type="float" office:value="6.48272">
                <text:p>6.48272</text:p>
              </table:table-cell>
              <table:table-cell office:value-type="float" office:value="6.47856">
                <text:p>6.47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94176">
                <text:p>5.194176</text:p>
              </table:table-cell>
              <table:table-cell office:value-type="float" office:value="5.118752">
                <text:p>5.118752</text:p>
              </table:table-cell>
              <table:table-cell office:value-type="float" office:value="5.048064">
                <text:p>5.048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3136">
                <text:p>6.53136</text:p>
              </table:table-cell>
              <table:table-cell office:value-type="float" office:value="6.11248">
                <text:p>6.11248</text:p>
              </table:table-cell>
              <table:table-cell office:value-type="float" office:value="8.95584">
                <text:p>8.9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46624">
                <text:p>6.446624</text:p>
              </table:table-cell>
              <table:table-cell office:value-type="float" office:value="5.405792">
                <text:p>5.405792</text:p>
              </table:table-cell>
              <table:table-cell office:value-type="float" office:value="6.242496">
                <text:p>6.242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6576">
                <text:p>5.496576</text:p>
              </table:table-cell>
              <table:table-cell office:value-type="float" office:value="6.79168">
                <text:p>6.79168</text:p>
              </table:table-cell>
              <table:table-cell office:value-type="float" office:value="6.11984">
                <text:p>6.11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144">
                <text:p>6.30144</text:p>
              </table:table-cell>
              <table:table-cell office:value-type="float" office:value="5.667968">
                <text:p>5.667968</text:p>
              </table:table-cell>
              <table:table-cell office:value-type="float" office:value="5.702976">
                <text:p>5.702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312">
                <text:p>6.6312</text:p>
              </table:table-cell>
              <table:table-cell office:value-type="float" office:value="5.47552">
                <text:p>5.47552</text:p>
              </table:table-cell>
              <table:table-cell office:value-type="float" office:value="5.93056">
                <text:p>5.93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7376">
                <text:p>5.07376</text:p>
              </table:table-cell>
              <table:table-cell office:value-type="float" office:value="7.294592">
                <text:p>7.294592</text:p>
              </table:table-cell>
              <table:table-cell office:value-type="float" office:value="6.2368">
                <text:p>6.2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32224">
                <text:p>6.432224</text:p>
              </table:table-cell>
              <table:table-cell office:value-type="float" office:value="5.029728">
                <text:p>5.029728</text:p>
              </table:table-cell>
              <table:table-cell office:value-type="float" office:value="5.033024">
                <text:p>5.033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